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Query 1" table:style-name="ta1">
        <table:shapes>
          <draw:frame draw:z-index="0" draw:style-name="gr1" draw:text-style-name="P1" svg:width="159.99mm" svg:height="89.99mm" svg:x="91.32mm" svg:y="5.51mm">
            <loext:p draw:notify-on-update-of-ranges="'Query 1'.A4:'Query 1'.A11 'Query 1'.C2:'Query 1'.C2 'Query 1'.C3:'Query 1'.C10 'Query 1'.D2:'Query 1'.D2 'Query 1'.D3:'Query 1'.D1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RODOTTI</text:p>
          </table:table-cell>
          <table:table-cell office:value-type="string" calcext:value-type="string">
            <text:p>CUDA</text:p>
          </table:table-cell>
          <table:table-cell office:value-type="string" calcext:value-type="string">
            <text:p>JRDFOX</text:p>
          </table:table-cell>
          <table:table-cell table:number-columns-repeated="3"/>
          <table:table-cell office:value-type="string" calcext:value-type="string">
            <text:p>Type</text:p>
          </table:table-cell>
          <table:table-cell office:value-type="string" calcext:value-type="string">
            <text:p>Feat1</text:p>
          </table:table-cell>
          <table:table-cell office:value-type="string" calcext:value-type="string">
            <text:p>Feat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utput valu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/>
          <table:table-cell office:value-type="string" calcext:value-type="string">
            <text:p>TRIPLE</text:p>
          </table:table-cell>
          <table:table-cell office:value-type="float" office:value="5.48" calcext:value-type="float">
            <text:p>5,48</text:p>
          </table:table-cell>
          <table:table-cell office:value-type="float" office:value="0.72" calcext:value-type="float">
            <text:p>0,7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&quot;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SELECT ?product ?label WHERE { ?type &lt;http://www.w3.org/2000/01/rdf-schema#subClassOf&gt; &lt;http://www4.wiwiss.fu-berlin.de/bizer/bsbm/v01/instances/ProductType4&gt; . ?product &lt;http://www.w3.org/1999/02/22-rdf-syntax-ns#type&gt;  ?type .  ?product rdfs:label ?label  .  ?product bsbm:productFeature &lt;http://www4.wiwiss.fu-berlin.de/bizer/bsbm/v01/instances/ProductFeature&quot;&amp;['Query 1'.I3]&amp;&quot;&gt; . ?product bsbm:productFeature &lt;http://www4.wiwiss.fu-berlin.de/bizer/bsbm/v01/instances/ProductFeature&quot;&amp;['Query 1'.J3]&amp;&quot;&gt; . ?product bsbm:productPropertyNumeric1 ?value1 . FILTER (?value1 &gt; 50) }&quot;" office:value-type="string" office:string-value="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SELECT ?product ?label WHERE { ?type &lt;http://www.w3.org/2000/01/rdf-schema#subClassOf&gt; &lt;http://www4.wiwiss.fu-berlin.de/bizer/bsbm/v01/instances/ProductType4&gt; . ?product &lt;http://www.w3.org/1999/02/22-rdf-syntax-ns#type&gt;  ?type .  ?product rdfs:label ?label  .  ?product bsbm:productFeature &lt;http://www4.wiwiss.fu-berlin.de/bizer/bsbm/v01/instances/ProductFeature107&gt; . ?product bsbm:productFeature &lt;http://www4.wiwiss.fu-berlin.de/bizer/bsbm/v01/instances/ProductFeature79&gt; . ?product bsbm:productPropertyNumeric1 ?value1 . FILTER (?value1 &gt; 50) }" calcext:value-type="string">
            <text:p>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SELECT ?product ?label WHERE { ?type &lt;http://www.w3.org/2000/01/rdf-schema#subClassOf&gt; &lt;http://www4.wiwiss.fu-berlin.de/bizer/bsbm/v01/instances/ProductType4&gt; . ?product &lt;http://www.w3.org/1999/02/22-rdf-syntax-ns#type&gt; <text:s/>?type . <text:s/>?product rdfs:label ?label <text:s/>. <text:s/>?product bsbm:productFeature &lt;http://www4.wiwiss.fu-berlin.de/bizer/bsbm/v01/instances/ProductFeature107&gt; . ?product bsbm:productFeature &lt;http://www4.wiwiss.fu-berlin.de/bizer/bsbm/v01/instances/ProductFeature79&gt; . ?product bsbm:productPropertyNumeric1 ?value1 . FILTER (?value1 &gt; 50) }</text:p>
          </table:table-cell>
        </table:table-row>
        <table:table-row table:style-name="ro1">
          <table:table-cell office:value-type="float" office:value="40177" calcext:value-type="float">
            <text:p>40177</text:p>
          </table:table-cell>
          <table:table-cell office:value-type="float" office:value="100" calcext:value-type="float">
            <text:p>100</text:p>
          </table:table-cell>
          <table:table-cell office:value-type="float" office:value="5.79" calcext:value-type="float">
            <text:p>5,79</text:p>
          </table:table-cell>
          <table:table-cell office:value-type="float" office:value="0.72" calcext:value-type="float">
            <text:p>0,7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&quot;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SELECT ?product ?label WHERE { ?type &lt;http://www.w3.org/2000/01/rdf-schema#subClassOf&gt; &lt;http://www4.wiwiss.fu-berlin.de/bizer/bsbm/v01/instances/ProductType4&gt; . ?product &lt;http://www.w3.org/1999/02/22-rdf-syntax-ns#type&gt;  ?type .  ?product rdfs:label ?label  .  ?product bsbm:productFeature &lt;http://www4.wiwiss.fu-berlin.de/bizer/bsbm/v01/instances/ProductFeature&quot;&amp;['Query 1'.I4]&amp;&quot;&gt; . ?product bsbm:productFeature &lt;http://www4.wiwiss.fu-berlin.de/bizer/bsbm/v01/instances/ProductFeature&quot;&amp;['Query 1'.J4]&amp;&quot;&gt; . ?product bsbm:productPropertyNumeric1 ?value1 . FILTER (?value1 &gt; 50) }&quot;" office:value-type="string" office:string-value="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SELECT ?product ?label WHERE { ?type &lt;http://www.w3.org/2000/01/rdf-schema#subClassOf&gt; &lt;http://www4.wiwiss.fu-berlin.de/bizer/bsbm/v01/instances/ProductType4&gt; . ?product &lt;http://www.w3.org/1999/02/22-rdf-syntax-ns#type&gt;  ?type .  ?product rdfs:label ?label  .  ?product bsbm:productFeature &lt;http://www4.wiwiss.fu-berlin.de/bizer/bsbm/v01/instances/ProductFeature107&gt; . ?product bsbm:productFeature &lt;http://www4.wiwiss.fu-berlin.de/bizer/bsbm/v01/instances/ProductFeature79&gt; . ?product bsbm:productPropertyNumeric1 ?value1 . FILTER (?value1 &gt; 50) }" calcext:value-type="string">
            <text:p>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SELECT ?product ?label WHERE { ?type &lt;http://www.w3.org/2000/01/rdf-schema#subClassOf&gt; &lt;http://www4.wiwiss.fu-berlin.de/bizer/bsbm/v01/instances/ProductType4&gt; . ?product &lt;http://www.w3.org/1999/02/22-rdf-syntax-ns#type&gt; <text:s/>?type . <text:s/>?product rdfs:label ?label <text:s/>. <text:s/>?product bsbm:productFeature &lt;http://www4.wiwiss.fu-berlin.de/bizer/bsbm/v01/instances/ProductFeature107&gt; . ?product bsbm:productFeature &lt;http://www4.wiwiss.fu-berlin.de/bizer/bsbm/v01/instances/ProductFeature79&gt; . ?product bsbm:productPropertyNumeric1 ?value1 . FILTER (?value1 &gt; 50) }</text:p>
          </table:table-cell>
        </table:table-row>
        <table:table-row table:style-name="ro1">
          <table:table-cell office:value-type="float" office:value="75150" calcext:value-type="float">
            <text:p>75150</text:p>
          </table:table-cell>
          <table:table-cell office:value-type="float" office:value="200" calcext:value-type="float">
            <text:p>200</text:p>
          </table:table-cell>
          <table:table-cell office:value-type="float" office:value="6.15" calcext:value-type="float">
            <text:p>6,15</text:p>
          </table:table-cell>
          <table:table-cell office:value-type="float" office:value="0.65" calcext:value-type="float">
            <text:p>0,6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&quot;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SELECT ?product ?label WHERE { ?type &lt;http://www.w3.org/2000/01/rdf-schema#subClassOf&gt; &lt;http://www4.wiwiss.fu-berlin.de/bizer/bsbm/v01/instances/ProductType4&gt; . ?product &lt;http://www.w3.org/1999/02/22-rdf-syntax-ns#type&gt;  ?type .  ?product rdfs:label ?label  .  ?product bsbm:productFeature &lt;http://www4.wiwiss.fu-berlin.de/bizer/bsbm/v01/instances/ProductFeature&quot;&amp;['Query 1'.I5]&amp;&quot;&gt; . ?product bsbm:productFeature &lt;http://www4.wiwiss.fu-berlin.de/bizer/bsbm/v01/instances/ProductFeature&quot;&amp;['Query 1'.J5]&amp;&quot;&gt; . ?product bsbm:productPropertyNumeric1 ?value1 . FILTER (?value1 &gt; 50) }&quot;" office:value-type="string" office:string-value="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SELECT ?product ?label WHERE { ?type &lt;http://www.w3.org/2000/01/rdf-schema#subClassOf&gt; &lt;http://www4.wiwiss.fu-berlin.de/bizer/bsbm/v01/instances/ProductType4&gt; . ?product &lt;http://www.w3.org/1999/02/22-rdf-syntax-ns#type&gt;  ?type .  ?product rdfs:label ?label  .  ?product bsbm:productFeature &lt;http://www4.wiwiss.fu-berlin.de/bizer/bsbm/v01/instances/ProductFeature107&gt; . ?product bsbm:productFeature &lt;http://www4.wiwiss.fu-berlin.de/bizer/bsbm/v01/instances/ProductFeature79&gt; . ?product bsbm:productPropertyNumeric1 ?value1 . FILTER (?value1 &gt; 50) }" calcext:value-type="string">
            <text:p>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SELECT ?product ?label WHERE { ?type &lt;http://www.w3.org/2000/01/rdf-schema#subClassOf&gt; &lt;http://www4.wiwiss.fu-berlin.de/bizer/bsbm/v01/instances/ProductType4&gt; . ?product &lt;http://www.w3.org/1999/02/22-rdf-syntax-ns#type&gt; <text:s/>?type . <text:s/>?product rdfs:label ?label <text:s/>. <text:s/>?product bsbm:productFeature &lt;http://www4.wiwiss.fu-berlin.de/bizer/bsbm/v01/instances/ProductFeature107&gt; . ?product bsbm:productFeature &lt;http://www4.wiwiss.fu-berlin.de/bizer/bsbm/v01/instances/ProductFeature79&gt; . ?product bsbm:productPropertyNumeric1 ?value1 . FILTER (?value1 &gt; 50) }</text:p>
          </table:table-cell>
        </table:table-row>
        <table:table-row table:style-name="ro1">
          <table:table-cell office:value-type="float" office:value="115387" calcext:value-type="float">
            <text:p>115387</text:p>
          </table:table-cell>
          <table:table-cell office:value-type="float" office:value="300" calcext:value-type="float">
            <text:p>300</text:p>
          </table:table-cell>
          <table:table-cell office:value-type="float" office:value="6.11" calcext:value-type="float">
            <text:p>6,11</text:p>
          </table:table-cell>
          <table:table-cell office:value-type="float" office:value="0.77" calcext:value-type="float">
            <text:p>0,7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&quot;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SELECT ?product ?label WHERE { ?type &lt;http://www.w3.org/2000/01/rdf-schema#subClassOf&gt; &lt;http://www4.wiwiss.fu-berlin.de/bizer/bsbm/v01/instances/ProductType4&gt; . ?product &lt;http://www.w3.org/1999/02/22-rdf-syntax-ns#type&gt;  ?type .  ?product rdfs:label ?label  .  ?product bsbm:productFeature &lt;http://www4.wiwiss.fu-berlin.de/bizer/bsbm/v01/instances/ProductFeature&quot;&amp;['Query 1'.I6]&amp;&quot;&gt; . ?product bsbm:productFeature &lt;http://www4.wiwiss.fu-berlin.de/bizer/bsbm/v01/instances/ProductFeature&quot;&amp;['Query 1'.J6]&amp;&quot;&gt; . ?product bsbm:productPropertyNumeric1 ?value1 . FILTER (?value1 &gt; 50) }&quot;" office:value-type="string" office:string-value="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SELECT ?product ?label WHERE { ?type &lt;http://www.w3.org/2000/01/rdf-schema#subClassOf&gt; &lt;http://www4.wiwiss.fu-berlin.de/bizer/bsbm/v01/instances/ProductType4&gt; . ?product &lt;http://www.w3.org/1999/02/22-rdf-syntax-ns#type&gt;  ?type .  ?product rdfs:label ?label  .  ?product bsbm:productFeature &lt;http://www4.wiwiss.fu-berlin.de/bizer/bsbm/v01/instances/ProductFeature107&gt; . ?product bsbm:productFeature &lt;http://www4.wiwiss.fu-berlin.de/bizer/bsbm/v01/instances/ProductFeature79&gt; . ?product bsbm:productPropertyNumeric1 ?value1 . FILTER (?value1 &gt; 50) }" calcext:value-type="string">
            <text:p>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SELECT ?product ?label WHERE { ?type &lt;http://www.w3.org/2000/01/rdf-schema#subClassOf&gt; &lt;http://www4.wiwiss.fu-berlin.de/bizer/bsbm/v01/instances/ProductType4&gt; . ?product &lt;http://www.w3.org/1999/02/22-rdf-syntax-ns#type&gt; <text:s/>?type . <text:s/>?product rdfs:label ?label <text:s/>. <text:s/>?product bsbm:productFeature &lt;http://www4.wiwiss.fu-berlin.de/bizer/bsbm/v01/instances/ProductFeature107&gt; . ?product bsbm:productFeature &lt;http://www4.wiwiss.fu-berlin.de/bizer/bsbm/v01/instances/ProductFeature79&gt; . ?product bsbm:productPropertyNumeric1 ?value1 . FILTER (?value1 &gt; 50) }</text:p>
          </table:table-cell>
        </table:table-row>
        <table:table-row table:style-name="ro1">
          <table:table-cell office:value-type="float" office:value="155249" calcext:value-type="float">
            <text:p>155249</text:p>
          </table:table-cell>
          <table:table-cell office:value-type="float" office:value="400" calcext:value-type="float">
            <text:p>400</text:p>
          </table:table-cell>
          <table:table-cell office:value-type="float" office:value="5.87" calcext:value-type="float">
            <text:p>5,87</text:p>
          </table:table-cell>
          <table:table-cell office:value-type="float" office:value="0.91" calcext:value-type="float">
            <text:p>0,9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&quot;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SELECT ?product ?label WHERE { ?type &lt;http://www.w3.org/2000/01/rdf-schema#subClassOf&gt; &lt;http://www4.wiwiss.fu-berlin.de/bizer/bsbm/v01/instances/ProductType4&gt; . ?product &lt;http://www.w3.org/1999/02/22-rdf-syntax-ns#type&gt;  ?type .  ?product rdfs:label ?label  .  ?product bsbm:productFeature &lt;http://www4.wiwiss.fu-berlin.de/bizer/bsbm/v01/instances/ProductFeature&quot;&amp;['Query 1'.I7]&amp;&quot;&gt; . ?product bsbm:productFeature &lt;http://www4.wiwiss.fu-berlin.de/bizer/bsbm/v01/instances/ProductFeature&quot;&amp;['Query 1'.J7]&amp;&quot;&gt; . ?product bsbm:productPropertyNumeric1 ?value1 . FILTER (?value1 &gt; 50) }&quot;" office:value-type="string" office:string-value="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SELECT ?product ?label WHERE { ?type &lt;http://www.w3.org/2000/01/rdf-schema#subClassOf&gt; &lt;http://www4.wiwiss.fu-berlin.de/bizer/bsbm/v01/instances/ProductType4&gt; . ?product &lt;http://www.w3.org/1999/02/22-rdf-syntax-ns#type&gt;  ?type .  ?product rdfs:label ?label  .  ?product bsbm:productFeature &lt;http://www4.wiwiss.fu-berlin.de/bizer/bsbm/v01/instances/ProductFeature107&gt; . ?product bsbm:productFeature &lt;http://www4.wiwiss.fu-berlin.de/bizer/bsbm/v01/instances/ProductFeature79&gt; . ?product bsbm:productPropertyNumeric1 ?value1 . FILTER (?value1 &gt; 50) }" calcext:value-type="string">
            <text:p>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SELECT ?product ?label WHERE { ?type &lt;http://www.w3.org/2000/01/rdf-schema#subClassOf&gt; &lt;http://www4.wiwiss.fu-berlin.de/bizer/bsbm/v01/instances/ProductType4&gt; . ?product &lt;http://www.w3.org/1999/02/22-rdf-syntax-ns#type&gt; <text:s/>?type . <text:s/>?product rdfs:label ?label <text:s/>. <text:s/>?product bsbm:productFeature &lt;http://www4.wiwiss.fu-berlin.de/bizer/bsbm/v01/instances/ProductFeature107&gt; . ?product bsbm:productFeature &lt;http://www4.wiwiss.fu-berlin.de/bizer/bsbm/v01/instances/ProductFeature79&gt; . ?product bsbm:productPropertyNumeric1 ?value1 . FILTER (?value1 &gt; 50) }</text:p>
          </table:table-cell>
        </table:table-row>
        <table:table-row table:style-name="ro1">
          <table:table-cell office:value-type="float" office:value="190496" calcext:value-type="float">
            <text:p>190496</text:p>
          </table:table-cell>
          <table:table-cell office:value-type="float" office:value="500" calcext:value-type="float">
            <text:p>500</text:p>
          </table:table-cell>
          <table:table-cell office:value-type="float" office:value="6.3" calcext:value-type="float">
            <text:p>6,3</text:p>
          </table:table-cell>
          <table:table-cell office:value-type="float" office:value="1.19" calcext:value-type="float">
            <text:p>1,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&quot;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SELECT ?product ?label WHERE { ?type &lt;http://www.w3.org/2000/01/rdf-schema#subClassOf&gt; &lt;http://www4.wiwiss.fu-berlin.de/bizer/bsbm/v01/instances/ProductType4&gt; . ?product &lt;http://www.w3.org/1999/02/22-rdf-syntax-ns#type&gt;  ?type .  ?product rdfs:label ?label  .  ?product bsbm:productFeature &lt;http://www4.wiwiss.fu-berlin.de/bizer/bsbm/v01/instances/ProductFeature&quot;&amp;['Query 1'.I8]&amp;&quot;&gt; . ?product bsbm:productFeature &lt;http://www4.wiwiss.fu-berlin.de/bizer/bsbm/v01/instances/ProductFeature&quot;&amp;['Query 1'.J8]&amp;&quot;&gt; . ?product bsbm:productPropertyNumeric1 ?value1 . FILTER (?value1 &gt; 50) }&quot;" office:value-type="string" office:string-value="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SELECT ?product ?label WHERE { ?type &lt;http://www.w3.org/2000/01/rdf-schema#subClassOf&gt; &lt;http://www4.wiwiss.fu-berlin.de/bizer/bsbm/v01/instances/ProductType4&gt; . ?product &lt;http://www.w3.org/1999/02/22-rdf-syntax-ns#type&gt;  ?type .  ?product rdfs:label ?label  .  ?product bsbm:productFeature &lt;http://www4.wiwiss.fu-berlin.de/bizer/bsbm/v01/instances/ProductFeature107&gt; . ?product bsbm:productFeature &lt;http://www4.wiwiss.fu-berlin.de/bizer/bsbm/v01/instances/ProductFeature79&gt; . ?product bsbm:productPropertyNumeric1 ?value1 . FILTER (?value1 &gt; 50) }" calcext:value-type="string">
            <text:p>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SELECT ?product ?label WHERE { ?type &lt;http://www.w3.org/2000/01/rdf-schema#subClassOf&gt; &lt;http://www4.wiwiss.fu-berlin.de/bizer/bsbm/v01/instances/ProductType4&gt; . ?product &lt;http://www.w3.org/1999/02/22-rdf-syntax-ns#type&gt; <text:s/>?type . <text:s/>?product rdfs:label ?label <text:s/>. <text:s/>?product bsbm:productFeature &lt;http://www4.wiwiss.fu-berlin.de/bizer/bsbm/v01/instances/ProductFeature107&gt; . ?product bsbm:productFeature &lt;http://www4.wiwiss.fu-berlin.de/bizer/bsbm/v01/instances/ProductFeature79&gt; . ?product bsbm:productPropertyNumeric1 ?value1 . FILTER (?value1 &gt; 50) }</text:p>
          </table:table-cell>
        </table:table-row>
        <table:table-row table:style-name="ro1">
          <table:table-cell office:value-type="float" office:value="225784" calcext:value-type="float">
            <text:p>225784</text:p>
          </table:table-cell>
          <table:table-cell office:value-type="float" office:value="600" calcext:value-type="float">
            <text:p>600</text:p>
          </table:table-cell>
          <table:table-cell office:value-type="float" office:value="6.28" calcext:value-type="float">
            <text:p>6,28</text:p>
          </table:table-cell>
          <table:table-cell office:value-type="float" office:value="1.28" calcext:value-type="float">
            <text:p>1,2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formula="of:=&quot;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SELECT ?product ?label WHERE { ?type &lt;http://www.w3.org/2000/01/rdf-schema#subClassOf&gt; &lt;http://www4.wiwiss.fu-berlin.de/bizer/bsbm/v01/instances/ProductType4&gt; . ?product &lt;http://www.w3.org/1999/02/22-rdf-syntax-ns#type&gt;  ?type .  ?product rdfs:label ?label  .  ?product bsbm:productFeature &lt;http://www4.wiwiss.fu-berlin.de/bizer/bsbm/v01/instances/ProductFeature&quot;&amp;['Query 1'.I9]&amp;&quot;&gt; . ?product bsbm:productFeature &lt;http://www4.wiwiss.fu-berlin.de/bizer/bsbm/v01/instances/ProductFeature&quot;&amp;['Query 1'.J9]&amp;&quot;&gt; . ?product bsbm:productPropertyNumeric1 ?value1 . FILTER (?value1 &gt; 50) }&quot;" office:value-type="string" office:string-value="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SELECT ?product ?label WHERE { ?type &lt;http://www.w3.org/2000/01/rdf-schema#subClassOf&gt; &lt;http://www4.wiwiss.fu-berlin.de/bizer/bsbm/v01/instances/ProductType4&gt; . ?product &lt;http://www.w3.org/1999/02/22-rdf-syntax-ns#type&gt;  ?type .  ?product rdfs:label ?label  .  ?product bsbm:productFeature &lt;http://www4.wiwiss.fu-berlin.de/bizer/bsbm/v01/instances/ProductFeature107&gt; . ?product bsbm:productFeature &lt;http://www4.wiwiss.fu-berlin.de/bizer/bsbm/v01/instances/ProductFeature79&gt; . ?product bsbm:productPropertyNumeric1 ?value1 . FILTER (?value1 &gt; 50) }" calcext:value-type="string">
            <text:p>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SELECT ?product ?label WHERE { ?type &lt;http://www.w3.org/2000/01/rdf-schema#subClassOf&gt; &lt;http://www4.wiwiss.fu-berlin.de/bizer/bsbm/v01/instances/ProductType4&gt; . ?product &lt;http://www.w3.org/1999/02/22-rdf-syntax-ns#type&gt; <text:s/>?type . <text:s/>?product rdfs:label ?label <text:s/>. <text:s/>?product bsbm:productFeature &lt;http://www4.wiwiss.fu-berlin.de/bizer/bsbm/v01/instances/ProductFeature107&gt; . ?product bsbm:productFeature &lt;http://www4.wiwiss.fu-berlin.de/bizer/bsbm/v01/instances/ProductFeature79&gt; . ?product bsbm:productPropertyNumeric1 ?value1 . FILTER (?value1 &gt; 50) }</text:p>
          </table:table-cell>
        </table:table-row>
        <table:table-row table:style-name="ro1">
          <table:table-cell office:value-type="float" office:value="260922" calcext:value-type="float">
            <text:p>260922</text:p>
          </table:table-cell>
          <table:table-cell office:value-type="float" office:value="700" calcext:value-type="float">
            <text:p>700</text:p>
          </table:table-cell>
          <table:table-cell office:value-type="float" office:value="6.66" calcext:value-type="float">
            <text:p>6,66</text:p>
          </table:table-cell>
          <table:table-cell office:value-type="float" office:value="1.442" calcext:value-type="float">
            <text:p>1,44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formula="of:=&quot;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SELECT ?product ?label WHERE { ?type &lt;http://www.w3.org/2000/01/rdf-schema#subClassOf&gt; &lt;http://www4.wiwiss.fu-berlin.de/bizer/bsbm/v01/instances/ProductType4&gt; . ?product &lt;http://www.w3.org/1999/02/22-rdf-syntax-ns#type&gt;  ?type .  ?product rdfs:label ?label  .  ?product bsbm:productFeature &lt;http://www4.wiwiss.fu-berlin.de/bizer/bsbm/v01/instances/ProductFeature&quot;&amp;['Query 1'.I10]&amp;&quot;&gt; . ?product bsbm:productFeature &lt;http://www4.wiwiss.fu-berlin.de/bizer/bsbm/v01/instances/ProductFeature&quot;&amp;['Query 1'.J10]&amp;&quot;&gt; . ?product bsbm:productPropertyNumeric1 ?value1 . FILTER (?value1 &gt; 50) }&quot;" office:value-type="string" office:string-value="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SELECT ?product ?label WHERE { ?type &lt;http://www.w3.org/2000/01/rdf-schema#subClassOf&gt; &lt;http://www4.wiwiss.fu-berlin.de/bizer/bsbm/v01/instances/ProductType4&gt; . ?product &lt;http://www.w3.org/1999/02/22-rdf-syntax-ns#type&gt;  ?type .  ?product rdfs:label ?label  .  ?product bsbm:productFeature &lt;http://www4.wiwiss.fu-berlin.de/bizer/bsbm/v01/instances/ProductFeature107&gt; . ?product bsbm:productFeature &lt;http://www4.wiwiss.fu-berlin.de/bizer/bsbm/v01/instances/ProductFeature79&gt; . ?product bsbm:productPropertyNumeric1 ?value1 . FILTER (?value1 &gt; 50) }" calcext:value-type="string">
            <text:p>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SELECT ?product ?label WHERE { ?type &lt;http://www.w3.org/2000/01/rdf-schema#subClassOf&gt; &lt;http://www4.wiwiss.fu-berlin.de/bizer/bsbm/v01/instances/ProductType4&gt; . ?product &lt;http://www.w3.org/1999/02/22-rdf-syntax-ns#type&gt; <text:s/>?type . <text:s/>?product rdfs:label ?label <text:s/>. <text:s/>?product bsbm:productFeature &lt;http://www4.wiwiss.fu-berlin.de/bizer/bsbm/v01/instances/ProductFeature107&gt; . ?product bsbm:productFeature &lt;http://www4.wiwiss.fu-berlin.de/bizer/bsbm/v01/instances/ProductFeature79&gt; . ?product bsbm:productPropertyNumeric1 ?value1 . FILTER (?value1 &gt; 50) }</text:p>
          </table:table-cell>
        </table:table-row>
        <table:table-row table:style-name="ro1">
          <table:table-cell office:value-type="float" office:value="296116" calcext:value-type="float">
            <text:p>296116</text:p>
          </table:table-cell>
          <table:table-cell office:value-type="float" office:value="800" calcext:value-type="float">
            <text:p>800</text:p>
          </table:table-cell>
          <table:table-cell table:number-columns-repeated="11"/>
        </table:table-row>
      </table:table>
      <table:table table:name="Query 2" table:style-name="ta1">
        <table:shapes>
          <draw:frame draw:z-index="0" draw:style-name="gr1" draw:text-style-name="P1" svg:width="159.99mm" svg:height="89.99mm" svg:x="149.69mm" svg:y="31.55mm">
            <loext:p draw:notify-on-update-of-ranges="'Query 2'.B8:'Query 2'.B15 'Query 2'.C7:'Query 2'.C7 'Query 2'.C8:'Query 2'.C15 'Query 2'.D7:'Query 2'.D7 'Query 2'.D8:'Query 2'.D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TRIPLE</text:p>
          </table:table-cell>
          <table:table-cell office:value-type="string" calcext:value-type="string">
            <text:p>PRODOTTI</text:p>
          </table:table-cell>
          <table:table-cell office:value-type="string" calcext:value-type="string">
            <text:p>CUDA</text:p>
          </table:table-cell>
          <table:table-cell office:value-type="string" calcext:value-type="string">
            <text:p>JRDFOX</text:p>
          </table:table-cell>
          <table:table-cell table:number-columns-repeated="3"/>
          <table:table-cell office:value-type="string" calcext:value-type="string">
            <text:p>Product</text:p>
          </table:table-cell>
          <table:table-cell office:value-type="string" calcext:value-type="string">
            <text:p>OutputValue</text:p>
          </table:table-cell>
          <table:table-cell office:value-type="string" calcext:value-type="string">
            <text:p>Query</text:p>
          </table:table-cell>
        </table:table-row>
        <table:table-row table:style-name="ro1">
          <table:table-cell office:value-type="float" office:value="40177" calcext:value-type="float">
            <text:p>40177</text:p>
          </table:table-cell>
          <table:table-cell office:value-type="float" office:value="100" calcext:value-type="float">
            <text:p>100</text:p>
          </table:table-cell>
          <table:table-cell office:value-type="float" office:value="7.03" calcext:value-type="float">
            <text:p>7,03</text:p>
          </table:table-cell>
          <table:table-cell office:value-type="float" office:value="0.7" calcext:value-type="float">
            <text:p>0,7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75150" calcext:value-type="float">
            <text:p>75150</text:p>
          </table:table-cell>
          <table:table-cell office:value-type="float" office:value="200" calcext:value-type="float">
            <text:p>200</text:p>
          </table:table-cell>
          <table:table-cell office:value-type="float" office:value="7.14" calcext:value-type="float">
            <text:p>7,14</text:p>
          </table:table-cell>
          <table:table-cell office:value-type="float" office:value="0.885" calcext:value-type="float">
            <text:p>0,885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15387" calcext:value-type="float">
            <text:p>115387</text:p>
          </table:table-cell>
          <table:table-cell office:value-type="float" office:value="300" calcext:value-type="float">
            <text:p>300</text:p>
          </table:table-cell>
          <table:table-cell office:value-type="float" office:value="7.59" calcext:value-type="float">
            <text:p>7,59</text:p>
          </table:table-cell>
          <table:table-cell office:value-type="float" office:value="0.92" calcext:value-type="float">
            <text:p>0,92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55249" calcext:value-type="float">
            <text:p>155249</text:p>
          </table:table-cell>
          <table:table-cell office:value-type="float" office:value="400" calcext:value-type="float">
            <text:p>400</text:p>
          </table:table-cell>
          <table:table-cell office:value-type="float" office:value="8.34" calcext:value-type="float">
            <text:p>8,34</text:p>
          </table:table-cell>
          <table:table-cell office:value-type="float" office:value="1.39" calcext:value-type="float">
            <text:p>1,39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90496" calcext:value-type="float">
            <text:p>190496</text:p>
          </table:table-cell>
          <table:table-cell office:value-type="float" office:value="500" calcext:value-type="float">
            <text:p>500</text:p>
          </table:table-cell>
          <table:table-cell office:value-type="float" office:value="8.21" calcext:value-type="float">
            <text:p>8,21</text:p>
          </table:table-cell>
          <table:table-cell office:value-type="float" office:value="1.35" calcext:value-type="float">
            <text:p>1,35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25784" calcext:value-type="float">
            <text:p>225784</text:p>
          </table:table-cell>
          <table:table-cell office:value-type="float" office:value="600" calcext:value-type="float">
            <text:p>600</text:p>
          </table:table-cell>
          <table:table-cell office:value-type="float" office:value="8.36" calcext:value-type="float">
            <text:p>8,36</text:p>
          </table:table-cell>
          <table:table-cell office:value-type="float" office:value="1.58" calcext:value-type="float">
            <text:p>1,58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60922" calcext:value-type="float">
            <text:p>260922</text:p>
          </table:table-cell>
          <table:table-cell office:value-type="float" office:value="700" calcext:value-type="float">
            <text:p>700</text:p>
          </table:table-cell>
          <table:table-cell office:value-type="float" office:value="8.43" calcext:value-type="float">
            <text:p>8,43</text:p>
          </table:table-cell>
          <table:table-cell office:value-type="float" office:value="1.64" calcext:value-type="float">
            <text:p>1,64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96116" calcext:value-type="float">
            <text:p>296116</text:p>
          </table:table-cell>
          <table:table-cell office:value-type="float" office:value="800" calcext:value-type="float">
            <text:p>800</text:p>
          </table:table-cell>
          <table:table-cell office:value-type="float" office:value="8.44" calcext:value-type="float">
            <text:p>8,44</text:p>
          </table:table-cell>
          <table:table-cell office:value-type="float" office:value="1.82" calcext:value-type="float">
            <text:p>1,82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/>
        </table:table-row>
      </table:table>
      <table:table table:name="Query 3" table:style-name="ta1">
        <table:shapes>
          <draw:frame draw:z-index="0" draw:style-name="gr1" draw:text-style-name="P1" svg:width="159.99mm" svg:height="89.99mm" svg:x="91.32mm" svg:y="19.06mm">
            <loext:p draw:notify-on-update-of-ranges="'Query 3'.B6:'Query 3'.B13 'Query 3'.C5:'Query 3'.C5 'Query 3'.C6:'Query 3'.C13 'Query 3'.D5:'Query 3'.D5 'Query 3'.D6:'Query 3'.D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Query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IPLE</text:p>
          </table:table-cell>
          <table:table-cell office:value-type="string" calcext:value-type="string">
            <text:p>PRODOTTI</text:p>
          </table:table-cell>
          <table:table-cell office:value-type="string" calcext:value-type="string">
            <text:p>CUDA</text:p>
          </table:table-cell>
          <table:table-cell office:value-type="string" calcext:value-type="string">
            <text:p>JRDFOX</text:p>
          </table:table-cell>
          <table:table-cell table:number-columns-repeated="3"/>
          <table:table-cell office:value-type="string" calcext:value-type="string">
            <text:p>Type</text:p>
          </table:table-cell>
          <table:table-cell office:value-type="string" calcext:value-type="string">
            <text:p>Feat1</text:p>
          </table:table-cell>
          <table:table-cell office:value-type="string" calcext:value-type="string">
            <text:p>Feat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utput valu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float" office:value="40177" calcext:value-type="float">
            <text:p>40177</text:p>
          </table:table-cell>
          <table:table-cell office:value-type="float" office:value="100" calcext:value-type="float">
            <text:p>100</text:p>
          </table:table-cell>
          <table:table-cell office:value-type="float" office:value="8.95" calcext:value-type="float">
            <text:p>8,95</text:p>
          </table:table-cell>
          <table:table-cell office:value-type="float" office:value="0.7" calcext:value-type="float">
            <text:p>0,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16" calcext:value-type="float">
            <text:p>416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&quot;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 SELECT ?product ?label WHERE {  ?product rdfs:label ?label .  ?product  &lt;http://www.w3.org/1999/02/22-rdf-syntax-ns#type&gt; &lt;http://www4.wiwiss.fu-berlin.de/bizer/bsbm/v01/instances/ProductType&quot;&amp;['Query 3'.H6]&amp;&quot;&gt; . ?product bsbm:productFeature &lt;http://www4.wiwiss.fu-berlin.de/bizer/bsbm/v01/instances/ProductFeature&quot;&amp;['Query 3'.I6]&amp;&quot;&gt; . ?product bsbm:productPropertyNumeric1 ?p1 . FILTER ( ?p1 &gt; &quot;&amp;['Query 3'.K6]&amp;&quot; )  ?product bsbm:productPropertyNumeric3 ?p3 . FILTER ( ?p3 &lt; &quot;&amp;['Query 3'.L6]&amp;&quot; )  OPTIONAL {   ?product bsbm:productFeature &lt;http://www4.wiwiss.fu-berlin.de/bizer/bsbm/v01/instances/ProductFeature&quot;&amp;['Query 3'.J6]&amp;&quot;&gt; . ?product rdfs:label ?testVar }  }&quot;" office:value-type="string" office:string-value="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 SELECT ?product ?label WHERE {  ?product rdfs:label ?label .  ?product  &lt;http://www.w3.org/1999/02/22-rdf-syntax-ns#type&gt; &lt;http://www4.wiwiss.fu-berlin.de/bizer/bsbm/v01/instances/ProductType11&gt; . ?product bsbm:productFeature &lt;http://www4.wiwiss.fu-berlin.de/bizer/bsbm/v01/instances/ProductFeature416&gt; . ?product bsbm:productPropertyNumeric1 ?p1 . FILTER ( ?p1 &gt; 10 )  ?product bsbm:productPropertyNumeric3 ?p3 . FILTER ( ?p3 &lt; 500 )  OPTIONAL {   ?product bsbm:productFeature &lt;http://www4.wiwiss.fu-berlin.de/bizer/bsbm/v01/instances/ProductFeature76&gt; . ?product rdfs:label ?testVar }  }" calcext:value-type="string">
            <text:p>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<text:s/>SELECT ?product ?label WHERE { <text:s/>?product rdfs:label ?label . <text:s/>?product <text:s/>&lt;http://www.w3.org/1999/02/22-rdf-syntax-ns#type&gt; &lt;http://www4.wiwiss.fu-berlin.de/bizer/bsbm/v01/instances/ProductType11&gt; . ?product bsbm:productFeature &lt;http://www4.wiwiss.fu-berlin.de/bizer/bsbm/v01/instances/ProductFeature416&gt; . ?product bsbm:productPropertyNumeric1 ?p1 . FILTER ( ?p1 &gt; 10 ) <text:s/>?product bsbm:productPropertyNumeric3 ?p3 . FILTER ( ?p3 &lt; 500 ) <text:s/>OPTIONAL { <text:s text:c="2"/>?product bsbm:productFeature &lt;http://www4.wiwiss.fu-berlin.de/bizer/bsbm/v01/instances/ProductFeature76&gt; . ?product rdfs:label ?testVar } <text:s/>}</text:p>
          </table:table-cell>
        </table:table-row>
        <table:table-row table:style-name="ro1">
          <table:table-cell office:value-type="float" office:value="75150" calcext:value-type="float">
            <text:p>75150</text:p>
          </table:table-cell>
          <table:table-cell office:value-type="float" office:value="200" calcext:value-type="float">
            <text:p>200</text:p>
          </table:table-cell>
          <table:table-cell office:value-type="float" office:value="7.28" calcext:value-type="float">
            <text:p>7,28</text:p>
          </table:table-cell>
          <table:table-cell office:value-type="float" office:value="1.01" calcext:value-type="float">
            <text:p>1,0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16" calcext:value-type="float">
            <text:p>416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&quot;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 SELECT ?product ?label WHERE {  ?product rdfs:label ?label .  ?product  &lt;http://www.w3.org/1999/02/22-rdf-syntax-ns#type&gt; &lt;http://www4.wiwiss.fu-berlin.de/bizer/bsbm/v01/instances/ProductType&quot;&amp;['Query 3'.H7]&amp;&quot;&gt; . ?product bsbm:productFeature &lt;http://www4.wiwiss.fu-berlin.de/bizer/bsbm/v01/instances/ProductFeature&quot;&amp;['Query 3'.I7]&amp;&quot;&gt; . ?product bsbm:productPropertyNumeric1 ?p1 . FILTER ( ?p1 &gt; &quot;&amp;['Query 3'.K7]&amp;&quot; )  ?product bsbm:productPropertyNumeric3 ?p3 . FILTER ( ?p3 &lt; &quot;&amp;['Query 3'.L7]&amp;&quot; )  OPTIONAL {   ?product bsbm:productFeature &lt;http://www4.wiwiss.fu-berlin.de/bizer/bsbm/v01/instances/ProductFeature&quot;&amp;['Query 3'.J7]&amp;&quot;&gt; . ?product rdfs:label ?testVar }  }&quot;" office:value-type="string" office:string-value="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 SELECT ?product ?label WHERE {  ?product rdfs:label ?label .  ?product  &lt;http://www.w3.org/1999/02/22-rdf-syntax-ns#type&gt; &lt;http://www4.wiwiss.fu-berlin.de/bizer/bsbm/v01/instances/ProductType11&gt; . ?product bsbm:productFeature &lt;http://www4.wiwiss.fu-berlin.de/bizer/bsbm/v01/instances/ProductFeature416&gt; . ?product bsbm:productPropertyNumeric1 ?p1 . FILTER ( ?p1 &gt; 10 )  ?product bsbm:productPropertyNumeric3 ?p3 . FILTER ( ?p3 &lt; 300 )  OPTIONAL {   ?product bsbm:productFeature &lt;http://www4.wiwiss.fu-berlin.de/bizer/bsbm/v01/instances/ProductFeature76&gt; . ?product rdfs:label ?testVar }  }" calcext:value-type="string">
            <text:p>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<text:s/>SELECT ?product ?label WHERE { <text:s/>?product rdfs:label ?label . <text:s/>?product <text:s/>&lt;http://www.w3.org/1999/02/22-rdf-syntax-ns#type&gt; &lt;http://www4.wiwiss.fu-berlin.de/bizer/bsbm/v01/instances/ProductType11&gt; . ?product bsbm:productFeature &lt;http://www4.wiwiss.fu-berlin.de/bizer/bsbm/v01/instances/ProductFeature416&gt; . ?product bsbm:productPropertyNumeric1 ?p1 . FILTER ( ?p1 &gt; 10 ) <text:s/>?product bsbm:productPropertyNumeric3 ?p3 . FILTER ( ?p3 &lt; 300 ) <text:s/>OPTIONAL { <text:s text:c="2"/>?product bsbm:productFeature &lt;http://www4.wiwiss.fu-berlin.de/bizer/bsbm/v01/instances/ProductFeature76&gt; . ?product rdfs:label ?testVar } <text:s/>}</text:p>
          </table:table-cell>
        </table:table-row>
        <table:table-row table:style-name="ro1">
          <table:table-cell office:value-type="float" office:value="115387" calcext:value-type="float">
            <text:p>115387</text:p>
          </table:table-cell>
          <table:table-cell office:value-type="float" office:value="300" calcext:value-type="float">
            <text:p>300</text:p>
          </table:table-cell>
          <table:table-cell office:value-type="float" office:value="7.88" calcext:value-type="float">
            <text:p>7,88</text:p>
          </table:table-cell>
          <table:table-cell office:value-type="float" office:value="0.86" calcext:value-type="float">
            <text:p>0,8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&quot;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 SELECT ?product ?label WHERE {  ?product rdfs:label ?label .  ?product  &lt;http://www.w3.org/1999/02/22-rdf-syntax-ns#type&gt; &lt;http://www4.wiwiss.fu-berlin.de/bizer/bsbm/v01/instances/ProductType&quot;&amp;['Query 3'.H8]&amp;&quot;&gt; . ?product bsbm:productFeature &lt;http://www4.wiwiss.fu-berlin.de/bizer/bsbm/v01/instances/ProductFeature&quot;&amp;['Query 3'.I8]&amp;&quot;&gt; . ?product bsbm:productPropertyNumeric1 ?p1 . FILTER ( ?p1 &gt; &quot;&amp;['Query 3'.K8]&amp;&quot; )  ?product bsbm:productPropertyNumeric3 ?p3 . FILTER ( ?p3 &lt; &quot;&amp;['Query 3'.L8]&amp;&quot; )  OPTIONAL {   ?product bsbm:productFeature &lt;http://www4.wiwiss.fu-berlin.de/bizer/bsbm/v01/instances/ProductFeature&quot;&amp;['Query 3'.J8]&amp;&quot;&gt; . ?product rdfs:label ?testVar }  }&quot;" office:value-type="string" office:string-value="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 SELECT ?product ?label WHERE {  ?product rdfs:label ?label .  ?product  &lt;http://www.w3.org/1999/02/22-rdf-syntax-ns#type&gt; &lt;http://www4.wiwiss.fu-berlin.de/bizer/bsbm/v01/instances/ProductType17&gt; . ?product bsbm:productFeature &lt;http://www4.wiwiss.fu-berlin.de/bizer/bsbm/v01/instances/ProductFeature73&gt; . ?product bsbm:productPropertyNumeric1 ?p1 . FILTER ( ?p1 &gt; 10 )  ?product bsbm:productPropertyNumeric3 ?p3 . FILTER ( ?p3 &lt; 300 )  OPTIONAL {   ?product bsbm:productFeature &lt;http://www4.wiwiss.fu-berlin.de/bizer/bsbm/v01/instances/ProductFeature67&gt; . ?product rdfs:label ?testVar }  }" calcext:value-type="string">
            <text:p>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<text:s/>SELECT ?product ?label WHERE { <text:s/>?product rdfs:label ?label . <text:s/>?product <text:s/>&lt;http://www.w3.org/1999/02/22-rdf-syntax-ns#type&gt; &lt;http://www4.wiwiss.fu-berlin.de/bizer/bsbm/v01/instances/ProductType17&gt; . ?product bsbm:productFeature &lt;http://www4.wiwiss.fu-berlin.de/bizer/bsbm/v01/instances/ProductFeature73&gt; . ?product bsbm:productPropertyNumeric1 ?p1 . FILTER ( ?p1 &gt; 10 ) <text:s/>?product bsbm:productPropertyNumeric3 ?p3 . FILTER ( ?p3 &lt; 300 ) <text:s/>OPTIONAL { <text:s text:c="2"/>?product bsbm:productFeature &lt;http://www4.wiwiss.fu-berlin.de/bizer/bsbm/v01/instances/ProductFeature67&gt; . ?product rdfs:label ?testVar } <text:s/>}</text:p>
          </table:table-cell>
        </table:table-row>
        <table:table-row table:style-name="ro1">
          <table:table-cell office:value-type="float" office:value="155249" calcext:value-type="float">
            <text:p>155249</text:p>
          </table:table-cell>
          <table:table-cell office:value-type="float" office:value="400" calcext:value-type="float">
            <text:p>400</text:p>
          </table:table-cell>
          <table:table-cell office:value-type="float" office:value="7.67" calcext:value-type="float">
            <text:p>7,67</text:p>
          </table:table-cell>
          <table:table-cell office:value-type="float" office:value="1.14" calcext:value-type="float">
            <text:p>1,1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formula="of:=&quot;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 SELECT ?product ?label WHERE {  ?product rdfs:label ?label .  ?product  &lt;http://www.w3.org/1999/02/22-rdf-syntax-ns#type&gt; &lt;http://www4.wiwiss.fu-berlin.de/bizer/bsbm/v01/instances/ProductType&quot;&amp;['Query 3'.H9]&amp;&quot;&gt; . ?product bsbm:productFeature &lt;http://www4.wiwiss.fu-berlin.de/bizer/bsbm/v01/instances/ProductFeature&quot;&amp;['Query 3'.I9]&amp;&quot;&gt; . ?product bsbm:productPropertyNumeric1 ?p1 . FILTER ( ?p1 &gt; &quot;&amp;['Query 3'.K9]&amp;&quot; )  ?product bsbm:productPropertyNumeric3 ?p3 . FILTER ( ?p3 &lt; &quot;&amp;['Query 3'.L9]&amp;&quot; )  OPTIONAL {   ?product bsbm:productFeature &lt;http://www4.wiwiss.fu-berlin.de/bizer/bsbm/v01/instances/ProductFeature&quot;&amp;['Query 3'.J9]&amp;&quot;&gt; . ?product rdfs:label ?testVar }  }&quot;" office:value-type="string" office:string-value="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 SELECT ?product ?label WHERE {  ?product rdfs:label ?label .  ?product  &lt;http://www.w3.org/1999/02/22-rdf-syntax-ns#type&gt; &lt;http://www4.wiwiss.fu-berlin.de/bizer/bsbm/v01/instances/ProductType24&gt; . ?product bsbm:productFeature &lt;http://www4.wiwiss.fu-berlin.de/bizer/bsbm/v01/instances/ProductFeature139&gt; . ?product bsbm:productPropertyNumeric1 ?p1 . FILTER ( ?p1 &gt; 10 )  ?product bsbm:productPropertyNumeric3 ?p3 . FILTER ( ?p3 &lt; 300 )  OPTIONAL {   ?product bsbm:productFeature &lt;http://www4.wiwiss.fu-berlin.de/bizer/bsbm/v01/instances/ProductFeature137&gt; . ?product rdfs:label ?testVar }  }" calcext:value-type="string">
            <text:p>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<text:s/>SELECT ?product ?label WHERE { <text:s/>?product rdfs:label ?label . <text:s/>?product <text:s/>&lt;http://www.w3.org/1999/02/22-rdf-syntax-ns#type&gt; &lt;http://www4.wiwiss.fu-berlin.de/bizer/bsbm/v01/instances/ProductType24&gt; . ?product bsbm:productFeature &lt;http://www4.wiwiss.fu-berlin.de/bizer/bsbm/v01/instances/ProductFeature139&gt; . ?product bsbm:productPropertyNumeric1 ?p1 . FILTER ( ?p1 &gt; 10 ) <text:s/>?product bsbm:productPropertyNumeric3 ?p3 . FILTER ( ?p3 &lt; 300 ) <text:s/>OPTIONAL { <text:s text:c="2"/>?product bsbm:productFeature &lt;http://www4.wiwiss.fu-berlin.de/bizer/bsbm/v01/instances/ProductFeature137&gt; . ?product rdfs:label ?testVar } <text:s/>}</text:p>
          </table:table-cell>
        </table:table-row>
        <table:table-row table:style-name="ro1">
          <table:table-cell office:value-type="float" office:value="190496" calcext:value-type="float">
            <text:p>190496</text:p>
          </table:table-cell>
          <table:table-cell office:value-type="float" office:value="500" calcext:value-type="float">
            <text:p>500</text:p>
          </table:table-cell>
          <table:table-cell office:value-type="float" office:value="8.32" calcext:value-type="float">
            <text:p>8,32</text:p>
          </table:table-cell>
          <table:table-cell office:value-type="float" office:value="1.2" calcext:value-type="float">
            <text:p>1,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formula="of:=&quot;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 SELECT ?product ?label WHERE {  ?product rdfs:label ?label .  ?product  &lt;http://www.w3.org/1999/02/22-rdf-syntax-ns#type&gt; &lt;http://www4.wiwiss.fu-berlin.de/bizer/bsbm/v01/instances/ProductType&quot;&amp;['Query 3'.H10]&amp;&quot;&gt; . ?product bsbm:productFeature &lt;http://www4.wiwiss.fu-berlin.de/bizer/bsbm/v01/instances/ProductFeature&quot;&amp;['Query 3'.I10]&amp;&quot;&gt; . ?product bsbm:productPropertyNumeric1 ?p1 . FILTER ( ?p1 &gt; &quot;&amp;['Query 3'.K10]&amp;&quot; )  ?product bsbm:productPropertyNumeric3 ?p3 . FILTER ( ?p3 &lt; &quot;&amp;['Query 3'.L10]&amp;&quot; )  OPTIONAL {   ?product bsbm:productFeature &lt;http://www4.wiwiss.fu-berlin.de/bizer/bsbm/v01/instances/ProductFeature&quot;&amp;['Query 3'.J10]&amp;&quot;&gt; . ?product rdfs:label ?testVar }  }&quot;" office:value-type="string" office:string-value="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 SELECT ?product ?label WHERE {  ?product rdfs:label ?label .  ?product  &lt;http://www.w3.org/1999/02/22-rdf-syntax-ns#type&gt; &lt;http://www4.wiwiss.fu-berlin.de/bizer/bsbm/v01/instances/ProductType24&gt; . ?product bsbm:productFeature &lt;http://www4.wiwiss.fu-berlin.de/bizer/bsbm/v01/instances/ProductFeature139&gt; . ?product bsbm:productPropertyNumeric1 ?p1 . FILTER ( ?p1 &gt; 10 )  ?product bsbm:productPropertyNumeric3 ?p3 . FILTER ( ?p3 &lt; 300 )  OPTIONAL {   ?product bsbm:productFeature &lt;http://www4.wiwiss.fu-berlin.de/bizer/bsbm/v01/instances/ProductFeature137&gt; . ?product rdfs:label ?testVar }  }" calcext:value-type="string">
            <text:p>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<text:s/>SELECT ?product ?label WHERE { <text:s/>?product rdfs:label ?label . <text:s/>?product <text:s/>&lt;http://www.w3.org/1999/02/22-rdf-syntax-ns#type&gt; &lt;http://www4.wiwiss.fu-berlin.de/bizer/bsbm/v01/instances/ProductType24&gt; . ?product bsbm:productFeature &lt;http://www4.wiwiss.fu-berlin.de/bizer/bsbm/v01/instances/ProductFeature139&gt; . ?product bsbm:productPropertyNumeric1 ?p1 . FILTER ( ?p1 &gt; 10 ) <text:s/>?product bsbm:productPropertyNumeric3 ?p3 . FILTER ( ?p3 &lt; 300 ) <text:s/>OPTIONAL { <text:s text:c="2"/>?product bsbm:productFeature &lt;http://www4.wiwiss.fu-berlin.de/bizer/bsbm/v01/instances/ProductFeature137&gt; . ?product rdfs:label ?testVar } <text:s/>}</text:p>
          </table:table-cell>
        </table:table-row>
        <table:table-row table:style-name="ro1">
          <table:table-cell office:value-type="float" office:value="225784" calcext:value-type="float">
            <text:p>225784</text:p>
          </table:table-cell>
          <table:table-cell office:value-type="float" office:value="600" calcext:value-type="float">
            <text:p>600</text:p>
          </table:table-cell>
          <table:table-cell office:value-type="float" office:value="8.06" calcext:value-type="float">
            <text:p>8,06</text:p>
          </table:table-cell>
          <table:table-cell office:value-type="float" office:value="1.47" calcext:value-type="float">
            <text:p>1,47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formula="of:=&quot;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 SELECT ?product ?label WHERE {  ?product rdfs:label ?label .  ?product  &lt;http://www.w3.org/1999/02/22-rdf-syntax-ns#type&gt; &lt;http://www4.wiwiss.fu-berlin.de/bizer/bsbm/v01/instances/ProductType&quot;&amp;['Query 3'.H11]&amp;&quot;&gt; . ?product bsbm:productFeature &lt;http://www4.wiwiss.fu-berlin.de/bizer/bsbm/v01/instances/ProductFeature&quot;&amp;['Query 3'.I11]&amp;&quot;&gt; . ?product bsbm:productPropertyNumeric1 ?p1 . FILTER ( ?p1 &gt; &quot;&amp;['Query 3'.K11]&amp;&quot; )  ?product bsbm:productPropertyNumeric3 ?p3 . FILTER ( ?p3 &lt; &quot;&amp;['Query 3'.L11]&amp;&quot; )  OPTIONAL {   ?product bsbm:productFeature &lt;http://www4.wiwiss.fu-berlin.de/bizer/bsbm/v01/instances/ProductFeature&quot;&amp;['Query 3'.J11]&amp;&quot;&gt; . ?product rdfs:label ?testVar }  }&quot;" office:value-type="string" office:string-value="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 SELECT ?product ?label WHERE {  ?product rdfs:label ?label .  ?product  &lt;http://www.w3.org/1999/02/22-rdf-syntax-ns#type&gt; &lt;http://www4.wiwiss.fu-berlin.de/bizer/bsbm/v01/instances/ProductType24&gt; . ?product bsbm:productFeature &lt;http://www4.wiwiss.fu-berlin.de/bizer/bsbm/v01/instances/ProductFeature139&gt; . ?product bsbm:productPropertyNumeric1 ?p1 . FILTER ( ?p1 &gt; 10 )  ?product bsbm:productPropertyNumeric3 ?p3 . FILTER ( ?p3 &lt; 300 )  OPTIONAL {   ?product bsbm:productFeature &lt;http://www4.wiwiss.fu-berlin.de/bizer/bsbm/v01/instances/ProductFeature137&gt; . ?product rdfs:label ?testVar }  }" calcext:value-type="string">
            <text:p>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<text:s/>SELECT ?product ?label WHERE { <text:s/>?product rdfs:label ?label . <text:s/>?product <text:s/>&lt;http://www.w3.org/1999/02/22-rdf-syntax-ns#type&gt; &lt;http://www4.wiwiss.fu-berlin.de/bizer/bsbm/v01/instances/ProductType24&gt; . ?product bsbm:productFeature &lt;http://www4.wiwiss.fu-berlin.de/bizer/bsbm/v01/instances/ProductFeature139&gt; . ?product bsbm:productPropertyNumeric1 ?p1 . FILTER ( ?p1 &gt; 10 ) <text:s/>?product bsbm:productPropertyNumeric3 ?p3 . FILTER ( ?p3 &lt; 300 ) <text:s/>OPTIONAL { <text:s text:c="2"/>?product bsbm:productFeature &lt;http://www4.wiwiss.fu-berlin.de/bizer/bsbm/v01/instances/ProductFeature137&gt; . ?product rdfs:label ?testVar } <text:s/>}</text:p>
          </table:table-cell>
        </table:table-row>
        <table:table-row table:style-name="ro1">
          <table:table-cell office:value-type="float" office:value="260922" calcext:value-type="float">
            <text:p>260922</text:p>
          </table:table-cell>
          <table:table-cell office:value-type="float" office:value="700" calcext:value-type="float">
            <text:p>700</text:p>
          </table:table-cell>
          <table:table-cell office:value-type="float" office:value="8.27" calcext:value-type="float">
            <text:p>8,27</text:p>
          </table:table-cell>
          <table:table-cell office:value-type="float" office:value="1.63" calcext:value-type="float">
            <text:p>1,63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formula="of:=&quot;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 SELECT ?product ?label WHERE {  ?product rdfs:label ?label .  ?product  &lt;http://www.w3.org/1999/02/22-rdf-syntax-ns#type&gt; &lt;http://www4.wiwiss.fu-berlin.de/bizer/bsbm/v01/instances/ProductType&quot;&amp;['Query 3'.H12]&amp;&quot;&gt; . ?product bsbm:productFeature &lt;http://www4.wiwiss.fu-berlin.de/bizer/bsbm/v01/instances/ProductFeature&quot;&amp;['Query 3'.I12]&amp;&quot;&gt; . ?product bsbm:productPropertyNumeric1 ?p1 . FILTER ( ?p1 &gt; &quot;&amp;['Query 3'.K12]&amp;&quot; )  ?product bsbm:productPropertyNumeric3 ?p3 . FILTER ( ?p3 &lt; &quot;&amp;['Query 3'.L12]&amp;&quot; )  OPTIONAL {   ?product bsbm:productFeature &lt;http://www4.wiwiss.fu-berlin.de/bizer/bsbm/v01/instances/ProductFeature&quot;&amp;['Query 3'.J12]&amp;&quot;&gt; . ?product rdfs:label ?testVar }  }&quot;" office:value-type="string" office:string-value="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 SELECT ?product ?label WHERE {  ?product rdfs:label ?label .  ?product  &lt;http://www.w3.org/1999/02/22-rdf-syntax-ns#type&gt; &lt;http://www4.wiwiss.fu-berlin.de/bizer/bsbm/v01/instances/ProductType24&gt; . ?product bsbm:productFeature &lt;http://www4.wiwiss.fu-berlin.de/bizer/bsbm/v01/instances/ProductFeature139&gt; . ?product bsbm:productPropertyNumeric1 ?p1 . FILTER ( ?p1 &gt; 10 )  ?product bsbm:productPropertyNumeric3 ?p3 . FILTER ( ?p3 &lt; 300 )  OPTIONAL {   ?product bsbm:productFeature &lt;http://www4.wiwiss.fu-berlin.de/bizer/bsbm/v01/instances/ProductFeature137&gt; . ?product rdfs:label ?testVar }  }" calcext:value-type="string">
            <text:p>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<text:s/>SELECT ?product ?label WHERE { <text:s/>?product rdfs:label ?label . <text:s/>?product <text:s/>&lt;http://www.w3.org/1999/02/22-rdf-syntax-ns#type&gt; &lt;http://www4.wiwiss.fu-berlin.de/bizer/bsbm/v01/instances/ProductType24&gt; . ?product bsbm:productFeature &lt;http://www4.wiwiss.fu-berlin.de/bizer/bsbm/v01/instances/ProductFeature139&gt; . ?product bsbm:productPropertyNumeric1 ?p1 . FILTER ( ?p1 &gt; 10 ) <text:s/>?product bsbm:productPropertyNumeric3 ?p3 . FILTER ( ?p3 &lt; 300 ) <text:s/>OPTIONAL { <text:s text:c="2"/>?product bsbm:productFeature &lt;http://www4.wiwiss.fu-berlin.de/bizer/bsbm/v01/instances/ProductFeature137&gt; . ?product rdfs:label ?testVar } <text:s/>}</text:p>
          </table:table-cell>
        </table:table-row>
        <table:table-row table:style-name="ro1">
          <table:table-cell office:value-type="float" office:value="296116" calcext:value-type="float">
            <text:p>296116</text:p>
          </table:table-cell>
          <table:table-cell office:value-type="float" office:value="800" calcext:value-type="float">
            <text:p>800</text:p>
          </table:table-cell>
          <table:table-cell office:value-type="float" office:value="8.05" calcext:value-type="float">
            <text:p>8,05</text:p>
          </table:table-cell>
          <table:table-cell office:value-type="float" office:value="1.81" calcext:value-type="float">
            <text:p>1,81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formula="of:=&quot;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 SELECT ?product ?label WHERE {  ?product rdfs:label ?label .  ?product  &lt;http://www.w3.org/1999/02/22-rdf-syntax-ns#type&gt; &lt;http://www4.wiwiss.fu-berlin.de/bizer/bsbm/v01/instances/ProductType&quot;&amp;['Query 3'.H13]&amp;&quot;&gt; . ?product bsbm:productFeature &lt;http://www4.wiwiss.fu-berlin.de/bizer/bsbm/v01/instances/ProductFeature&quot;&amp;['Query 3'.I13]&amp;&quot;&gt; . ?product bsbm:productPropertyNumeric1 ?p1 . FILTER ( ?p1 &gt; &quot;&amp;['Query 3'.K13]&amp;&quot; )  ?product bsbm:productPropertyNumeric3 ?p3 . FILTER ( ?p3 &lt; &quot;&amp;['Query 3'.L13]&amp;&quot; )  OPTIONAL {   ?product bsbm:productFeature &lt;http://www4.wiwiss.fu-berlin.de/bizer/bsbm/v01/instances/ProductFeature&quot;&amp;['Query 3'.J13]&amp;&quot;&gt; . ?product rdfs:label ?testVar }  }&quot;" office:value-type="string" office:string-value="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 SELECT ?product ?label WHERE {  ?product rdfs:label ?label .  ?product  &lt;http://www.w3.org/1999/02/22-rdf-syntax-ns#type&gt; &lt;http://www4.wiwiss.fu-berlin.de/bizer/bsbm/v01/instances/ProductType24&gt; . ?product bsbm:productFeature &lt;http://www4.wiwiss.fu-berlin.de/bizer/bsbm/v01/instances/ProductFeature139&gt; . ?product bsbm:productPropertyNumeric1 ?p1 . FILTER ( ?p1 &gt; 10 )  ?product bsbm:productPropertyNumeric3 ?p3 . FILTER ( ?p3 &lt; 300 )  OPTIONAL {   ?product bsbm:productFeature &lt;http://www4.wiwiss.fu-berlin.de/bizer/bsbm/v01/instances/ProductFeature137&gt; . ?product rdfs:label ?testVar }  }" calcext:value-type="string">
            <text:p>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<text:s/>SELECT ?product ?label WHERE { <text:s/>?product rdfs:label ?label . <text:s/>?product <text:s/>&lt;http://www.w3.org/1999/02/22-rdf-syntax-ns#type&gt; &lt;http://www4.wiwiss.fu-berlin.de/bizer/bsbm/v01/instances/ProductType24&gt; . ?product bsbm:productFeature &lt;http://www4.wiwiss.fu-berlin.de/bizer/bsbm/v01/instances/ProductFeature139&gt; . ?product bsbm:productPropertyNumeric1 ?p1 . FILTER ( ?p1 &gt; 10 ) <text:s/>?product bsbm:productPropertyNumeric3 ?p3 . FILTER ( ?p3 &lt; 300 ) <text:s/>OPTIONAL { <text:s text:c="2"/>?product bsbm:productFeature &lt;http://www4.wiwiss.fu-berlin.de/bizer/bsbm/v01/instances/ProductFeature137&gt; . ?product rdfs:label ?testVar } <text:s/>}</text:p>
          </table:table-cell>
        </table:table-row>
      </table:table>
      <table:table table:name="Query 4" table:style-name="ta1">
        <table:table-column table:style-name="co1" table:number-columns-repeated="15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Query 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IPLE</text:p>
          </table:table-cell>
          <table:table-cell office:value-type="string" calcext:value-type="string">
            <text:p>PRODOTTI</text:p>
          </table:table-cell>
          <table:table-cell office:value-type="string" calcext:value-type="string">
            <text:p>CUDA</text:p>
          </table:table-cell>
          <table:table-cell office:value-type="string" calcext:value-type="string">
            <text:p>JRDFOX</text:p>
          </table:table-cell>
          <table:table-cell table:number-columns-repeated="3"/>
          <table:table-cell office:value-type="string" calcext:value-type="string">
            <text:p>Type</text:p>
          </table:table-cell>
          <table:table-cell office:value-type="string" calcext:value-type="string">
            <text:p>Feat1</text:p>
          </table:table-cell>
          <table:table-cell office:value-type="string" calcext:value-type="string">
            <text:p>Feat2</text:p>
          </table:table-cell>
          <table:table-cell office:value-type="string" calcext:value-type="string">
            <text:p>feat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utput valu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float" office:value="40177" calcext:value-type="float">
            <text:p>40177</text:p>
          </table:table-cell>
          <table:table-cell office:value-type="float" office:value="100" calcext:value-type="float">
            <text:p>100</text:p>
          </table:table-cell>
          <table:table-cell office:value-type="float" office:value="12.04" calcext:value-type="float">
            <text:p>12,04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416" calcext:value-type="float">
            <text:p>416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 &quot;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 SELECT  ?product ?label ?propertyTextual WHERE {  {   ?product rdfs:label ?label .  ?product rdf:type  &lt;http://www4.wiwiss.fu-berlin.de/bizer/bsbm/v01/instances/ProductType&quot;&amp;['Query 4'.H6]&amp;&quot;&gt; .  ?product bsbm:productFeature  &lt;http://www4.wiwiss.fu-berlin.de/bizer/bsbm/v01/instances/ProductFeature&quot;&amp;['Query 4'.I6]&amp;&quot;&gt; .  ?product bsbm:productFeature   &lt;http://www4.wiwiss.fu-berlin.de/bizer/bsbm/v01/instances/ProductFeature&quot;&amp;['Query 4'.J6]&amp;&quot;&gt; .  ?product bsbm:productPropertyTextual1 ?propertyTextual .  ?product bsbm:productPropertyNumeric1 ?p1 .  FILTER ( ?p1 &gt;  &quot;&amp;['Query 4'.L6]&amp;&quot; )  } UNION {  ?product rdfs:label ?label .  ?product rdf:type   &lt;http://www4.wiwiss.fu-berlin.de/bizer/bsbm/v01/instances/ProductType&quot;&amp;['Query 4'.H6]&amp;&quot;&gt; .  ?product bsbm:productFeature   &lt;http://www4.wiwiss.fu-berlin.de/bizer/bsbm/v01/instances/ProductFeature&quot;&amp;['Query 4'.I6]&amp;&quot;&gt; .  ?product bsbm:productFeature   &lt;http://www4.wiwiss.fu-berlin.de/bizer/bsbm/v01/instances/ProductFeature&quot;&amp;['Query 4'.K6]&amp;&quot;&gt; .  ?product bsbm:productPropertyTextual1 ?propertyTextual .  ?product bsbm:productPropertyNumeric2 ?p2 .  FILTER ( ?p2 &gt;  &quot;&amp;['Query 4'.M6]&amp;&quot; )   }  }&quot;" office:value-type="string" office:string-value="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 SELECT  ?product ?label ?propertyTextual WHERE {  {   ?product rdfs:label ?label .  ?product rdf:type  &lt;http://www4.wiwiss.fu-berlin.de/bizer/bsbm/v01/instances/ProductType11&gt; .  ?product bsbm:productFeature  &lt;http://www4.wiwiss.fu-berlin.de/bizer/bsbm/v01/instances/ProductFeature416&gt; .  ?product bsbm:productFeature   &lt;http://www4.wiwiss.fu-berlin.de/bizer/bsbm/v01/instances/ProductFeature76&gt; .  ?product bsbm:productPropertyTextual1 ?propertyTextual .  ?product bsbm:productPropertyNumeric1 ?p1 .  FILTER ( ?p1 &gt;  10 )  } UNION {  ?product rdfs:label ?label .  ?product rdf:type   &lt;http://www4.wiwiss.fu-berlin.de/bizer/bsbm/v01/instances/ProductType11&gt; .  ?product bsbm:productFeature   &lt;http://www4.wiwiss.fu-berlin.de/bizer/bsbm/v01/instances/ProductFeature416&gt; .  ?product bsbm:productFeature   &lt;http://www4.wiwiss.fu-berlin.de/bizer/bsbm/v01/instances/ProductFeature55&gt; .  ?product bsbm:productPropertyTextual1 ?propertyTextual .  ?product bsbm:productPropertyNumeric2 ?p2 .  FILTER ( ?p2 &gt;  500 )   }  }" calcext:value-type="string">
            <text:p>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<text:s/>SELECT <text:s/>?product ?label ?propertyTextual WHERE { <text:s/>{ <text:s text:c="2"/>?product rdfs:label ?label . <text:s/>?product rdf:type <text:s/>&lt;http://www4.wiwiss.fu-berlin.de/bizer/bsbm/v01/instances/ProductType11&gt; . <text:s/>?product bsbm:productFeature <text:s/>&lt;http://www4.wiwiss.fu-berlin.de/bizer/bsbm/v01/instances/ProductFeature416&gt; . <text:s/>?product bsbm:productFeature <text:s text:c="2"/>&lt;http://www4.wiwiss.fu-berlin.de/bizer/bsbm/v01/instances/ProductFeature76&gt; . <text:s/>?product bsbm:productPropertyTextual1 ?propertyTextual . <text:s/>?product bsbm:productPropertyNumeric1 ?p1 . <text:s/>FILTER ( ?p1 &gt; <text:s/>10 ) <text:s/>} UNION { <text:s/>?product rdfs:label ?label . <text:s/>?product rdf:type <text:s text:c="2"/>&lt;http://www4.wiwiss.fu-berlin.de/bizer/bsbm/v01/instances/ProductType11&gt; . <text:s/>?product bsbm:productFeature <text:s text:c="2"/>&lt;http://www4.wiwiss.fu-berlin.de/bizer/bsbm/v01/instances/ProductFeature416&gt; . <text:s/>?product bsbm:productFeature <text:s text:c="2"/>&lt;http://www4.wiwiss.fu-berlin.de/bizer/bsbm/v01/instances/ProductFeature55&gt; . <text:s/>?product bsbm:productPropertyTextual1 ?propertyTextual . <text:s/>?product bsbm:productPropertyNumeric2 ?p2 . <text:s/>FILTER ( ?p2 &gt; <text:s/>500 ) <text:s text:c="2"/>} <text:s/>}</text:p>
          </table:table-cell>
        </table:table-row>
        <table:table-row table:style-name="ro1">
          <table:table-cell office:value-type="float" office:value="75150" calcext:value-type="float">
            <text:p>75150</text:p>
          </table:table-cell>
          <table:table-cell office:value-type="float" office:value="200" calcext:value-type="float">
            <text:p>200</text:p>
          </table:table-cell>
          <table:table-cell office:value-type="float" office:value="11.29" calcext:value-type="float">
            <text:p>11,29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416" calcext:value-type="float">
            <text:p>416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formula="of:= &quot;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 SELECT  ?product ?label ?propertyTextual WHERE {  {   ?product rdfs:label ?label .  ?product rdf:type  &lt;http://www4.wiwiss.fu-berlin.de/bizer/bsbm/v01/instances/ProductType&quot;&amp;['Query 4'.H7]&amp;&quot;&gt; .  ?product bsbm:productFeature  &lt;http://www4.wiwiss.fu-berlin.de/bizer/bsbm/v01/instances/ProductFeature&quot;&amp;['Query 4'.I7]&amp;&quot;&gt; .  ?product bsbm:productFeature   &lt;http://www4.wiwiss.fu-berlin.de/bizer/bsbm/v01/instances/ProductFeature&quot;&amp;['Query 4'.J7]&amp;&quot;&gt; .  ?product bsbm:productPropertyTextual1 ?propertyTextual .  ?product bsbm:productPropertyNumeric1 ?p1 .  FILTER ( ?p1 &gt;  &quot;&amp;['Query 4'.L7]&amp;&quot; )  } UNION {  ?product rdfs:label ?label .  ?product rdf:type   &lt;http://www4.wiwiss.fu-berlin.de/bizer/bsbm/v01/instances/ProductType&quot;&amp;['Query 4'.H7]&amp;&quot;&gt; .  ?product bsbm:productFeature   &lt;http://www4.wiwiss.fu-berlin.de/bizer/bsbm/v01/instances/ProductFeature&quot;&amp;['Query 4'.I7]&amp;&quot;&gt; .  ?product bsbm:productFeature   &lt;http://www4.wiwiss.fu-berlin.de/bizer/bsbm/v01/instances/ProductFeature&quot;&amp;['Query 4'.K7]&amp;&quot;&gt; .  ?product bsbm:productPropertyTextual1 ?propertyTextual .  ?product bsbm:productPropertyNumeric2 ?p2 .  FILTER ( ?p2 &gt;  &quot;&amp;['Query 4'.M7]&amp;&quot; )   }  }&quot;" office:value-type="string" office:string-value="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 SELECT  ?product ?label ?propertyTextual WHERE {  {   ?product rdfs:label ?label .  ?product rdf:type  &lt;http://www4.wiwiss.fu-berlin.de/bizer/bsbm/v01/instances/ProductType11&gt; .  ?product bsbm:productFeature  &lt;http://www4.wiwiss.fu-berlin.de/bizer/bsbm/v01/instances/ProductFeature416&gt; .  ?product bsbm:productFeature   &lt;http://www4.wiwiss.fu-berlin.de/bizer/bsbm/v01/instances/ProductFeature76&gt; .  ?product bsbm:productPropertyTextual1 ?propertyTextual .  ?product bsbm:productPropertyNumeric1 ?p1 .  FILTER ( ?p1 &gt;  10 )  } UNION {  ?product rdfs:label ?label .  ?product rdf:type   &lt;http://www4.wiwiss.fu-berlin.de/bizer/bsbm/v01/instances/ProductType11&gt; .  ?product bsbm:productFeature   &lt;http://www4.wiwiss.fu-berlin.de/bizer/bsbm/v01/instances/ProductFeature416&gt; .  ?product bsbm:productFeature   &lt;http://www4.wiwiss.fu-berlin.de/bizer/bsbm/v01/instances/ProductFeature55&gt; .  ?product bsbm:productPropertyTextual1 ?propertyTextual .  ?product bsbm:productPropertyNumeric2 ?p2 .  FILTER ( ?p2 &gt;  300 )   }  }" calcext:value-type="string">
            <text:p>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<text:s/>SELECT <text:s/>?product ?label ?propertyTextual WHERE { <text:s/>{ <text:s text:c="2"/>?product rdfs:label ?label . <text:s/>?product rdf:type <text:s/>&lt;http://www4.wiwiss.fu-berlin.de/bizer/bsbm/v01/instances/ProductType11&gt; . <text:s/>?product bsbm:productFeature <text:s/>&lt;http://www4.wiwiss.fu-berlin.de/bizer/bsbm/v01/instances/ProductFeature416&gt; . <text:s/>?product bsbm:productFeature <text:s text:c="2"/>&lt;http://www4.wiwiss.fu-berlin.de/bizer/bsbm/v01/instances/ProductFeature76&gt; . <text:s/>?product bsbm:productPropertyTextual1 ?propertyTextual . <text:s/>?product bsbm:productPropertyNumeric1 ?p1 . <text:s/>FILTER ( ?p1 &gt; <text:s/>10 ) <text:s/>} UNION { <text:s/>?product rdfs:label ?label . <text:s/>?product rdf:type <text:s text:c="2"/>&lt;http://www4.wiwiss.fu-berlin.de/bizer/bsbm/v01/instances/ProductType11&gt; . <text:s/>?product bsbm:productFeature <text:s text:c="2"/>&lt;http://www4.wiwiss.fu-berlin.de/bizer/bsbm/v01/instances/ProductFeature416&gt; . <text:s/>?product bsbm:productFeature <text:s text:c="2"/>&lt;http://www4.wiwiss.fu-berlin.de/bizer/bsbm/v01/instances/ProductFeature55&gt; . <text:s/>?product bsbm:productPropertyTextual1 ?propertyTextual . <text:s/>?product bsbm:productPropertyNumeric2 ?p2 . <text:s/>FILTER ( ?p2 &gt; <text:s/>300 ) <text:s text:c="2"/>} <text:s/>}</text:p>
          </table:table-cell>
        </table:table-row>
        <table:table-row table:style-name="ro1">
          <table:table-cell office:value-type="float" office:value="115387" calcext:value-type="float">
            <text:p>115387</text:p>
          </table:table-cell>
          <table:table-cell office:value-type="float" office:value="300" calcext:value-type="float">
            <text:p>300</text:p>
          </table:table-cell>
          <table:table-cell office:value-type="float" office:value="11.69" calcext:value-type="float">
            <text:p>11,69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formula="of:= &quot;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 SELECT  ?product ?label ?propertyTextual WHERE {  {   ?product rdfs:label ?label .  ?product rdf:type  &lt;http://www4.wiwiss.fu-berlin.de/bizer/bsbm/v01/instances/ProductType&quot;&amp;['Query 4'.H8]&amp;&quot;&gt; .  ?product bsbm:productFeature  &lt;http://www4.wiwiss.fu-berlin.de/bizer/bsbm/v01/instances/ProductFeature&quot;&amp;['Query 4'.I8]&amp;&quot;&gt; .  ?product bsbm:productFeature   &lt;http://www4.wiwiss.fu-berlin.de/bizer/bsbm/v01/instances/ProductFeature&quot;&amp;['Query 4'.J8]&amp;&quot;&gt; .  ?product bsbm:productPropertyTextual1 ?propertyTextual .  ?product bsbm:productPropertyNumeric1 ?p1 .  FILTER ( ?p1 &gt;  &quot;&amp;['Query 4'.L8]&amp;&quot; )  } UNION {  ?product rdfs:label ?label .  ?product rdf:type   &lt;http://www4.wiwiss.fu-berlin.de/bizer/bsbm/v01/instances/ProductType&quot;&amp;['Query 4'.H8]&amp;&quot;&gt; .  ?product bsbm:productFeature   &lt;http://www4.wiwiss.fu-berlin.de/bizer/bsbm/v01/instances/ProductFeature&quot;&amp;['Query 4'.I8]&amp;&quot;&gt; .  ?product bsbm:productFeature   &lt;http://www4.wiwiss.fu-berlin.de/bizer/bsbm/v01/instances/ProductFeature&quot;&amp;['Query 4'.K8]&amp;&quot;&gt; .  ?product bsbm:productPropertyTextual1 ?propertyTextual .  ?product bsbm:productPropertyNumeric2 ?p2 .  FILTER ( ?p2 &gt;  &quot;&amp;['Query 4'.M8]&amp;&quot; )   }  }&quot;" office:value-type="string" office:string-value="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 SELECT  ?product ?label ?propertyTextual WHERE {  {   ?product rdfs:label ?label .  ?product rdf:type  &lt;http://www4.wiwiss.fu-berlin.de/bizer/bsbm/v01/instances/ProductType17&gt; .  ?product bsbm:productFeature  &lt;http://www4.wiwiss.fu-berlin.de/bizer/bsbm/v01/instances/ProductFeature73&gt; .  ?product bsbm:productFeature   &lt;http://www4.wiwiss.fu-berlin.de/bizer/bsbm/v01/instances/ProductFeature67&gt; .  ?product bsbm:productPropertyTextual1 ?propertyTextual .  ?product bsbm:productPropertyNumeric1 ?p1 .  FILTER ( ?p1 &gt;  10 )  } UNION {  ?product rdfs:label ?label .  ?product rdf:type   &lt;http://www4.wiwiss.fu-berlin.de/bizer/bsbm/v01/instances/ProductType17&gt; .  ?product bsbm:productFeature   &lt;http://www4.wiwiss.fu-berlin.de/bizer/bsbm/v01/instances/ProductFeature73&gt; .  ?product bsbm:productFeature   &lt;http://www4.wiwiss.fu-berlin.de/bizer/bsbm/v01/instances/ProductFeature45&gt; .  ?product bsbm:productPropertyTextual1 ?propertyTextual .  ?product bsbm:productPropertyNumeric2 ?p2 .  FILTER ( ?p2 &gt;  300 )   }  }" calcext:value-type="string">
            <text:p>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<text:s/>SELECT <text:s/>?product ?label ?propertyTextual WHERE { <text:s/>{ <text:s text:c="2"/>?product rdfs:label ?label . <text:s/>?product rdf:type <text:s/>&lt;http://www4.wiwiss.fu-berlin.de/bizer/bsbm/v01/instances/ProductType17&gt; . <text:s/>?product bsbm:productFeature <text:s/>&lt;http://www4.wiwiss.fu-berlin.de/bizer/bsbm/v01/instances/ProductFeature73&gt; . <text:s/>?product bsbm:productFeature <text:s text:c="2"/>&lt;http://www4.wiwiss.fu-berlin.de/bizer/bsbm/v01/instances/ProductFeature67&gt; . <text:s/>?product bsbm:productPropertyTextual1 ?propertyTextual . <text:s/>?product bsbm:productPropertyNumeric1 ?p1 . <text:s/>FILTER ( ?p1 &gt; <text:s/>10 ) <text:s/>} UNION { <text:s/>?product rdfs:label ?label . <text:s/>?product rdf:type <text:s text:c="2"/>&lt;http://www4.wiwiss.fu-berlin.de/bizer/bsbm/v01/instances/ProductType17&gt; . <text:s/>?product bsbm:productFeature <text:s text:c="2"/>&lt;http://www4.wiwiss.fu-berlin.de/bizer/bsbm/v01/instances/ProductFeature73&gt; . <text:s/>?product bsbm:productFeature <text:s text:c="2"/>&lt;http://www4.wiwiss.fu-berlin.de/bizer/bsbm/v01/instances/ProductFeature45&gt; . <text:s/>?product bsbm:productPropertyTextual1 ?propertyTextual . <text:s/>?product bsbm:productPropertyNumeric2 ?p2 . <text:s/>FILTER ( ?p2 &gt; <text:s/>300 ) <text:s text:c="2"/>} <text:s/>}</text:p>
          </table:table-cell>
        </table:table-row>
        <table:table-row table:style-name="ro1">
          <table:table-cell office:value-type="float" office:value="155249" calcext:value-type="float">
            <text:p>155249</text:p>
          </table:table-cell>
          <table:table-cell office:value-type="float" office:value="400" calcext:value-type="float">
            <text:p>400</text:p>
          </table:table-cell>
          <table:table-cell office:value-type="float" office:value="11.26" calcext:value-type="float">
            <text:p>11,26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formula="of:= &quot;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 SELECT  ?product ?label ?propertyTextual WHERE {  {   ?product rdfs:label ?label .  ?product rdf:type  &lt;http://www4.wiwiss.fu-berlin.de/bizer/bsbm/v01/instances/ProductType&quot;&amp;['Query 4'.H9]&amp;&quot;&gt; .  ?product bsbm:productFeature  &lt;http://www4.wiwiss.fu-berlin.de/bizer/bsbm/v01/instances/ProductFeature&quot;&amp;['Query 4'.I9]&amp;&quot;&gt; .  ?product bsbm:productFeature   &lt;http://www4.wiwiss.fu-berlin.de/bizer/bsbm/v01/instances/ProductFeature&quot;&amp;['Query 4'.J9]&amp;&quot;&gt; .  ?product bsbm:productPropertyTextual1 ?propertyTextual .  ?product bsbm:productPropertyNumeric1 ?p1 .  FILTER ( ?p1 &gt;  &quot;&amp;['Query 4'.L9]&amp;&quot; )  } UNION {  ?product rdfs:label ?label .  ?product rdf:type   &lt;http://www4.wiwiss.fu-berlin.de/bizer/bsbm/v01/instances/ProductType&quot;&amp;['Query 4'.H9]&amp;&quot;&gt; .  ?product bsbm:productFeature   &lt;http://www4.wiwiss.fu-berlin.de/bizer/bsbm/v01/instances/ProductFeature&quot;&amp;['Query 4'.I9]&amp;&quot;&gt; .  ?product bsbm:productFeature   &lt;http://www4.wiwiss.fu-berlin.de/bizer/bsbm/v01/instances/ProductFeature&quot;&amp;['Query 4'.K9]&amp;&quot;&gt; .  ?product bsbm:productPropertyTextual1 ?propertyTextual .  ?product bsbm:productPropertyNumeric2 ?p2 .  FILTER ( ?p2 &gt;  &quot;&amp;['Query 4'.M9]&amp;&quot; )   }  }&quot;" office:value-type="string" office:string-value="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 SELECT  ?product ?label ?propertyTextual WHERE {  {   ?product rdfs:label ?label .  ?product rdf:type  &lt;http://www4.wiwiss.fu-berlin.de/bizer/bsbm/v01/instances/ProductType24&gt; .  ?product bsbm:productFeature  &lt;http://www4.wiwiss.fu-berlin.de/bizer/bsbm/v01/instances/ProductFeature139&gt; .  ?product bsbm:productFeature   &lt;http://www4.wiwiss.fu-berlin.de/bizer/bsbm/v01/instances/ProductFeature137&gt; .  ?product bsbm:productPropertyTextual1 ?propertyTextual .  ?product bsbm:productPropertyNumeric1 ?p1 .  FILTER ( ?p1 &gt;  10 )  } UNION {  ?product rdfs:label ?label .  ?product rdf:type   &lt;http://www4.wiwiss.fu-berlin.de/bizer/bsbm/v01/instances/ProductType24&gt; .  ?product bsbm:productFeature   &lt;http://www4.wiwiss.fu-berlin.de/bizer/bsbm/v01/instances/ProductFeature139&gt; .  ?product bsbm:productFeature   &lt;http://www4.wiwiss.fu-berlin.de/bizer/bsbm/v01/instances/ProductFeature79&gt; .  ?product bsbm:productPropertyTextual1 ?propertyTextual .  ?product bsbm:productPropertyNumeric2 ?p2 .  FILTER ( ?p2 &gt;  300 )   }  }" calcext:value-type="string">
            <text:p>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<text:s/>SELECT <text:s/>?product ?label ?propertyTextual WHERE { <text:s/>{ <text:s text:c="2"/>?product rdfs:label ?label . <text:s/>?product rdf:type <text:s/>&lt;http://www4.wiwiss.fu-berlin.de/bizer/bsbm/v01/instances/ProductType24&gt; . <text:s/>?product bsbm:productFeature <text:s/>&lt;http://www4.wiwiss.fu-berlin.de/bizer/bsbm/v01/instances/ProductFeature139&gt; . <text:s/>?product bsbm:productFeature <text:s text:c="2"/>&lt;http://www4.wiwiss.fu-berlin.de/bizer/bsbm/v01/instances/ProductFeature137&gt; . <text:s/>?product bsbm:productPropertyTextual1 ?propertyTextual . <text:s/>?product bsbm:productPropertyNumeric1 ?p1 . <text:s/>FILTER ( ?p1 &gt; <text:s/>10 ) <text:s/>} UNION { <text:s/>?product rdfs:label ?label . <text:s/>?product rdf:type <text:s text:c="2"/>&lt;http://www4.wiwiss.fu-berlin.de/bizer/bsbm/v01/instances/ProductType24&gt; . <text:s/>?product bsbm:productFeature <text:s text:c="2"/>&lt;http://www4.wiwiss.fu-berlin.de/bizer/bsbm/v01/instances/ProductFeature139&gt; . <text:s/>?product bsbm:productFeature <text:s text:c="2"/>&lt;http://www4.wiwiss.fu-berlin.de/bizer/bsbm/v01/instances/ProductFeature79&gt; . <text:s/>?product bsbm:productPropertyTextual1 ?propertyTextual . <text:s/>?product bsbm:productPropertyNumeric2 ?p2 . <text:s/>FILTER ( ?p2 &gt; <text:s/>300 ) <text:s text:c="2"/>} <text:s/>}</text:p>
          </table:table-cell>
        </table:table-row>
        <table:table-row table:style-name="ro1">
          <table:table-cell office:value-type="float" office:value="190496" calcext:value-type="float">
            <text:p>190496</text:p>
          </table:table-cell>
          <table:table-cell office:value-type="float" office:value="500" calcext:value-type="float">
            <text:p>500</text:p>
          </table:table-cell>
          <table:table-cell office:value-type="float" office:value="12.13" calcext:value-type="float">
            <text:p>12,13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formula="of:= &quot;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 SELECT  ?product ?label ?propertyTextual WHERE {  {   ?product rdfs:label ?label .  ?product rdf:type  &lt;http://www4.wiwiss.fu-berlin.de/bizer/bsbm/v01/instances/ProductType&quot;&amp;['Query 4'.H10]&amp;&quot;&gt; .  ?product bsbm:productFeature  &lt;http://www4.wiwiss.fu-berlin.de/bizer/bsbm/v01/instances/ProductFeature&quot;&amp;['Query 4'.I10]&amp;&quot;&gt; .  ?product bsbm:productFeature   &lt;http://www4.wiwiss.fu-berlin.de/bizer/bsbm/v01/instances/ProductFeature&quot;&amp;['Query 4'.J10]&amp;&quot;&gt; .  ?product bsbm:productPropertyTextual1 ?propertyTextual .  ?product bsbm:productPropertyNumeric1 ?p1 .  FILTER ( ?p1 &gt;  &quot;&amp;['Query 4'.L10]&amp;&quot; )  } UNION {  ?product rdfs:label ?label .  ?product rdf:type   &lt;http://www4.wiwiss.fu-berlin.de/bizer/bsbm/v01/instances/ProductType&quot;&amp;['Query 4'.H10]&amp;&quot;&gt; .  ?product bsbm:productFeature   &lt;http://www4.wiwiss.fu-berlin.de/bizer/bsbm/v01/instances/ProductFeature&quot;&amp;['Query 4'.I10]&amp;&quot;&gt; .  ?product bsbm:productFeature   &lt;http://www4.wiwiss.fu-berlin.de/bizer/bsbm/v01/instances/ProductFeature&quot;&amp;['Query 4'.K10]&amp;&quot;&gt; .  ?product bsbm:productPropertyTextual1 ?propertyTextual .  ?product bsbm:productPropertyNumeric2 ?p2 .  FILTER ( ?p2 &gt;  &quot;&amp;['Query 4'.M10]&amp;&quot; )   }  }&quot;" office:value-type="string" office:string-value="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 SELECT  ?product ?label ?propertyTextual WHERE {  {   ?product rdfs:label ?label .  ?product rdf:type  &lt;http://www4.wiwiss.fu-berlin.de/bizer/bsbm/v01/instances/ProductType24&gt; .  ?product bsbm:productFeature  &lt;http://www4.wiwiss.fu-berlin.de/bizer/bsbm/v01/instances/ProductFeature139&gt; .  ?product bsbm:productFeature   &lt;http://www4.wiwiss.fu-berlin.de/bizer/bsbm/v01/instances/ProductFeature137&gt; .  ?product bsbm:productPropertyTextual1 ?propertyTextual .  ?product bsbm:productPropertyNumeric1 ?p1 .  FILTER ( ?p1 &gt;  10 )  } UNION {  ?product rdfs:label ?label .  ?product rdf:type   &lt;http://www4.wiwiss.fu-berlin.de/bizer/bsbm/v01/instances/ProductType24&gt; .  ?product bsbm:productFeature   &lt;http://www4.wiwiss.fu-berlin.de/bizer/bsbm/v01/instances/ProductFeature139&gt; .  ?product bsbm:productFeature   &lt;http://www4.wiwiss.fu-berlin.de/bizer/bsbm/v01/instances/ProductFeature79&gt; .  ?product bsbm:productPropertyTextual1 ?propertyTextual .  ?product bsbm:productPropertyNumeric2 ?p2 .  FILTER ( ?p2 &gt;  300 )   }  }" calcext:value-type="string">
            <text:p>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<text:s/>SELECT <text:s/>?product ?label ?propertyTextual WHERE { <text:s/>{ <text:s text:c="2"/>?product rdfs:label ?label . <text:s/>?product rdf:type <text:s/>&lt;http://www4.wiwiss.fu-berlin.de/bizer/bsbm/v01/instances/ProductType24&gt; . <text:s/>?product bsbm:productFeature <text:s/>&lt;http://www4.wiwiss.fu-berlin.de/bizer/bsbm/v01/instances/ProductFeature139&gt; . <text:s/>?product bsbm:productFeature <text:s text:c="2"/>&lt;http://www4.wiwiss.fu-berlin.de/bizer/bsbm/v01/instances/ProductFeature137&gt; . <text:s/>?product bsbm:productPropertyTextual1 ?propertyTextual . <text:s/>?product bsbm:productPropertyNumeric1 ?p1 . <text:s/>FILTER ( ?p1 &gt; <text:s/>10 ) <text:s/>} UNION { <text:s/>?product rdfs:label ?label . <text:s/>?product rdf:type <text:s text:c="2"/>&lt;http://www4.wiwiss.fu-berlin.de/bizer/bsbm/v01/instances/ProductType24&gt; . <text:s/>?product bsbm:productFeature <text:s text:c="2"/>&lt;http://www4.wiwiss.fu-berlin.de/bizer/bsbm/v01/instances/ProductFeature139&gt; . <text:s/>?product bsbm:productFeature <text:s text:c="2"/>&lt;http://www4.wiwiss.fu-berlin.de/bizer/bsbm/v01/instances/ProductFeature79&gt; . <text:s/>?product bsbm:productPropertyTextual1 ?propertyTextual . <text:s/>?product bsbm:productPropertyNumeric2 ?p2 . <text:s/>FILTER ( ?p2 &gt; <text:s/>300 ) <text:s text:c="2"/>} <text:s/>}</text:p>
          </table:table-cell>
        </table:table-row>
        <table:table-row table:style-name="ro1">
          <table:table-cell office:value-type="float" office:value="225784" calcext:value-type="float">
            <text:p>225784</text:p>
          </table:table-cell>
          <table:table-cell office:value-type="float" office:value="600" calcext:value-type="float">
            <text:p>600</text:p>
          </table:table-cell>
          <table:table-cell office:value-type="float" office:value="12.5" calcext:value-type="float">
            <text:p>12,5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formula="of:= &quot;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 SELECT  ?product ?label ?propertyTextual WHERE {  {   ?product rdfs:label ?label .  ?product rdf:type  &lt;http://www4.wiwiss.fu-berlin.de/bizer/bsbm/v01/instances/ProductType&quot;&amp;['Query 4'.H11]&amp;&quot;&gt; .  ?product bsbm:productFeature  &lt;http://www4.wiwiss.fu-berlin.de/bizer/bsbm/v01/instances/ProductFeature&quot;&amp;['Query 4'.I11]&amp;&quot;&gt; .  ?product bsbm:productFeature   &lt;http://www4.wiwiss.fu-berlin.de/bizer/bsbm/v01/instances/ProductFeature&quot;&amp;['Query 4'.J11]&amp;&quot;&gt; .  ?product bsbm:productPropertyTextual1 ?propertyTextual .  ?product bsbm:productPropertyNumeric1 ?p1 .  FILTER ( ?p1 &gt;  &quot;&amp;['Query 4'.L11]&amp;&quot; )  } UNION {  ?product rdfs:label ?label .  ?product rdf:type   &lt;http://www4.wiwiss.fu-berlin.de/bizer/bsbm/v01/instances/ProductType&quot;&amp;['Query 4'.H11]&amp;&quot;&gt; .  ?product bsbm:productFeature   &lt;http://www4.wiwiss.fu-berlin.de/bizer/bsbm/v01/instances/ProductFeature&quot;&amp;['Query 4'.I11]&amp;&quot;&gt; .  ?product bsbm:productFeature   &lt;http://www4.wiwiss.fu-berlin.de/bizer/bsbm/v01/instances/ProductFeature&quot;&amp;['Query 4'.K11]&amp;&quot;&gt; .  ?product bsbm:productPropertyTextual1 ?propertyTextual .  ?product bsbm:productPropertyNumeric2 ?p2 .  FILTER ( ?p2 &gt;  &quot;&amp;['Query 4'.M11]&amp;&quot; )   }  }&quot;" office:value-type="string" office:string-value="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 SELECT  ?product ?label ?propertyTextual WHERE {  {   ?product rdfs:label ?label .  ?product rdf:type  &lt;http://www4.wiwiss.fu-berlin.de/bizer/bsbm/v01/instances/ProductType24&gt; .  ?product bsbm:productFeature  &lt;http://www4.wiwiss.fu-berlin.de/bizer/bsbm/v01/instances/ProductFeature139&gt; .  ?product bsbm:productFeature   &lt;http://www4.wiwiss.fu-berlin.de/bizer/bsbm/v01/instances/ProductFeature137&gt; .  ?product bsbm:productPropertyTextual1 ?propertyTextual .  ?product bsbm:productPropertyNumeric1 ?p1 .  FILTER ( ?p1 &gt;  10 )  } UNION {  ?product rdfs:label ?label .  ?product rdf:type   &lt;http://www4.wiwiss.fu-berlin.de/bizer/bsbm/v01/instances/ProductType24&gt; .  ?product bsbm:productFeature   &lt;http://www4.wiwiss.fu-berlin.de/bizer/bsbm/v01/instances/ProductFeature139&gt; .  ?product bsbm:productFeature   &lt;http://www4.wiwiss.fu-berlin.de/bizer/bsbm/v01/instances/ProductFeature79&gt; .  ?product bsbm:productPropertyTextual1 ?propertyTextual .  ?product bsbm:productPropertyNumeric2 ?p2 .  FILTER ( ?p2 &gt;  300 )   }  }" calcext:value-type="string">
            <text:p>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<text:s/>SELECT <text:s/>?product ?label ?propertyTextual WHERE { <text:s/>{ <text:s text:c="2"/>?product rdfs:label ?label . <text:s/>?product rdf:type <text:s/>&lt;http://www4.wiwiss.fu-berlin.de/bizer/bsbm/v01/instances/ProductType24&gt; . <text:s/>?product bsbm:productFeature <text:s/>&lt;http://www4.wiwiss.fu-berlin.de/bizer/bsbm/v01/instances/ProductFeature139&gt; . <text:s/>?product bsbm:productFeature <text:s text:c="2"/>&lt;http://www4.wiwiss.fu-berlin.de/bizer/bsbm/v01/instances/ProductFeature137&gt; . <text:s/>?product bsbm:productPropertyTextual1 ?propertyTextual . <text:s/>?product bsbm:productPropertyNumeric1 ?p1 . <text:s/>FILTER ( ?p1 &gt; <text:s/>10 ) <text:s/>} UNION { <text:s/>?product rdfs:label ?label . <text:s/>?product rdf:type <text:s text:c="2"/>&lt;http://www4.wiwiss.fu-berlin.de/bizer/bsbm/v01/instances/ProductType24&gt; . <text:s/>?product bsbm:productFeature <text:s text:c="2"/>&lt;http://www4.wiwiss.fu-berlin.de/bizer/bsbm/v01/instances/ProductFeature139&gt; . <text:s/>?product bsbm:productFeature <text:s text:c="2"/>&lt;http://www4.wiwiss.fu-berlin.de/bizer/bsbm/v01/instances/ProductFeature79&gt; . <text:s/>?product bsbm:productPropertyTextual1 ?propertyTextual . <text:s/>?product bsbm:productPropertyNumeric2 ?p2 . <text:s/>FILTER ( ?p2 &gt; <text:s/>300 ) <text:s text:c="2"/>} <text:s/>}</text:p>
          </table:table-cell>
        </table:table-row>
        <table:table-row table:style-name="ro1">
          <table:table-cell office:value-type="float" office:value="260922" calcext:value-type="float">
            <text:p>260922</text:p>
          </table:table-cell>
          <table:table-cell office:value-type="float" office:value="700" calcext:value-type="float">
            <text:p>700</text:p>
          </table:table-cell>
          <table:table-cell office:value-type="float" office:value="12.4" calcext:value-type="float">
            <text:p>12,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formula="of:= &quot;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 SELECT  ?product ?label ?propertyTextual WHERE {  {   ?product rdfs:label ?label .  ?product rdf:type  &lt;http://www4.wiwiss.fu-berlin.de/bizer/bsbm/v01/instances/ProductType&quot;&amp;['Query 4'.H12]&amp;&quot;&gt; .  ?product bsbm:productFeature  &lt;http://www4.wiwiss.fu-berlin.de/bizer/bsbm/v01/instances/ProductFeature&quot;&amp;['Query 4'.I12]&amp;&quot;&gt; .  ?product bsbm:productFeature   &lt;http://www4.wiwiss.fu-berlin.de/bizer/bsbm/v01/instances/ProductFeature&quot;&amp;['Query 4'.J12]&amp;&quot;&gt; .  ?product bsbm:productPropertyTextual1 ?propertyTextual .  ?product bsbm:productPropertyNumeric1 ?p1 .  FILTER ( ?p1 &gt;  &quot;&amp;['Query 4'.L12]&amp;&quot; )  } UNION {  ?product rdfs:label ?label .  ?product rdf:type   &lt;http://www4.wiwiss.fu-berlin.de/bizer/bsbm/v01/instances/ProductType&quot;&amp;['Query 4'.H12]&amp;&quot;&gt; .  ?product bsbm:productFeature   &lt;http://www4.wiwiss.fu-berlin.de/bizer/bsbm/v01/instances/ProductFeature&quot;&amp;['Query 4'.I12]&amp;&quot;&gt; .  ?product bsbm:productFeature   &lt;http://www4.wiwiss.fu-berlin.de/bizer/bsbm/v01/instances/ProductFeature&quot;&amp;['Query 4'.K12]&amp;&quot;&gt; .  ?product bsbm:productPropertyTextual1 ?propertyTextual .  ?product bsbm:productPropertyNumeric2 ?p2 .  FILTER ( ?p2 &gt;  &quot;&amp;['Query 4'.M12]&amp;&quot; )   }  }&quot;" office:value-type="string" office:string-value="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 SELECT  ?product ?label ?propertyTextual WHERE {  {   ?product rdfs:label ?label .  ?product rdf:type  &lt;http://www4.wiwiss.fu-berlin.de/bizer/bsbm/v01/instances/ProductType24&gt; .  ?product bsbm:productFeature  &lt;http://www4.wiwiss.fu-berlin.de/bizer/bsbm/v01/instances/ProductFeature139&gt; .  ?product bsbm:productFeature   &lt;http://www4.wiwiss.fu-berlin.de/bizer/bsbm/v01/instances/ProductFeature137&gt; .  ?product bsbm:productPropertyTextual1 ?propertyTextual .  ?product bsbm:productPropertyNumeric1 ?p1 .  FILTER ( ?p1 &gt;  10 )  } UNION {  ?product rdfs:label ?label .  ?product rdf:type   &lt;http://www4.wiwiss.fu-berlin.de/bizer/bsbm/v01/instances/ProductType24&gt; .  ?product bsbm:productFeature   &lt;http://www4.wiwiss.fu-berlin.de/bizer/bsbm/v01/instances/ProductFeature139&gt; .  ?product bsbm:productFeature   &lt;http://www4.wiwiss.fu-berlin.de/bizer/bsbm/v01/instances/ProductFeature79&gt; .  ?product bsbm:productPropertyTextual1 ?propertyTextual .  ?product bsbm:productPropertyNumeric2 ?p2 .  FILTER ( ?p2 &gt;  300 )   }  }" calcext:value-type="string">
            <text:p>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<text:s/>SELECT <text:s/>?product ?label ?propertyTextual WHERE { <text:s/>{ <text:s text:c="2"/>?product rdfs:label ?label . <text:s/>?product rdf:type <text:s/>&lt;http://www4.wiwiss.fu-berlin.de/bizer/bsbm/v01/instances/ProductType24&gt; . <text:s/>?product bsbm:productFeature <text:s/>&lt;http://www4.wiwiss.fu-berlin.de/bizer/bsbm/v01/instances/ProductFeature139&gt; . <text:s/>?product bsbm:productFeature <text:s text:c="2"/>&lt;http://www4.wiwiss.fu-berlin.de/bizer/bsbm/v01/instances/ProductFeature137&gt; . <text:s/>?product bsbm:productPropertyTextual1 ?propertyTextual . <text:s/>?product bsbm:productPropertyNumeric1 ?p1 . <text:s/>FILTER ( ?p1 &gt; <text:s/>10 ) <text:s/>} UNION { <text:s/>?product rdfs:label ?label . <text:s/>?product rdf:type <text:s text:c="2"/>&lt;http://www4.wiwiss.fu-berlin.de/bizer/bsbm/v01/instances/ProductType24&gt; . <text:s/>?product bsbm:productFeature <text:s text:c="2"/>&lt;http://www4.wiwiss.fu-berlin.de/bizer/bsbm/v01/instances/ProductFeature139&gt; . <text:s/>?product bsbm:productFeature <text:s text:c="2"/>&lt;http://www4.wiwiss.fu-berlin.de/bizer/bsbm/v01/instances/ProductFeature79&gt; . <text:s/>?product bsbm:productPropertyTextual1 ?propertyTextual . <text:s/>?product bsbm:productPropertyNumeric2 ?p2 . <text:s/>FILTER ( ?p2 &gt; <text:s/>300 ) <text:s text:c="2"/>} <text:s/>}</text:p>
          </table:table-cell>
        </table:table-row>
        <table:table-row table:style-name="ro1">
          <table:table-cell office:value-type="float" office:value="296116" calcext:value-type="float">
            <text:p>296116</text:p>
          </table:table-cell>
          <table:table-cell office:value-type="float" office:value="800" calcext:value-type="float">
            <text:p>800</text:p>
          </table:table-cell>
          <table:table-cell office:value-type="float" office:value="12.6" calcext:value-type="float">
            <text:p>12,6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table:formula="of:= &quot;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 SELECT  ?product ?label ?propertyTextual WHERE {  {   ?product rdfs:label ?label .  ?product rdf:type  &lt;http://www4.wiwiss.fu-berlin.de/bizer/bsbm/v01/instances/ProductType&quot;&amp;['Query 4'.H13]&amp;&quot;&gt; .  ?product bsbm:productFeature  &lt;http://www4.wiwiss.fu-berlin.de/bizer/bsbm/v01/instances/ProductFeature&quot;&amp;['Query 4'.I13]&amp;&quot;&gt; .  ?product bsbm:productFeature   &lt;http://www4.wiwiss.fu-berlin.de/bizer/bsbm/v01/instances/ProductFeature&quot;&amp;['Query 4'.J13]&amp;&quot;&gt; .  ?product bsbm:productPropertyTextual1 ?propertyTextual .  ?product bsbm:productPropertyNumeric1 ?p1 .  FILTER ( ?p1 &gt;  &quot;&amp;['Query 4'.L13]&amp;&quot; )  } UNION {  ?product rdfs:label ?label .  ?product rdf:type   &lt;http://www4.wiwiss.fu-berlin.de/bizer/bsbm/v01/instances/ProductType&quot;&amp;['Query 4'.H13]&amp;&quot;&gt; .  ?product bsbm:productFeature   &lt;http://www4.wiwiss.fu-berlin.de/bizer/bsbm/v01/instances/ProductFeature&quot;&amp;['Query 4'.I13]&amp;&quot;&gt; .  ?product bsbm:productFeature   &lt;http://www4.wiwiss.fu-berlin.de/bizer/bsbm/v01/instances/ProductFeature&quot;&amp;['Query 4'.K13]&amp;&quot;&gt; .  ?product bsbm:productPropertyTextual1 ?propertyTextual .  ?product bsbm:productPropertyNumeric2 ?p2 .  FILTER ( ?p2 &gt;  &quot;&amp;['Query 4'.M13]&amp;&quot; )   }  }&quot;" office:value-type="string" office:string-value="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 SELECT  ?product ?label ?propertyTextual WHERE {  {   ?product rdfs:label ?label .  ?product rdf:type  &lt;http://www4.wiwiss.fu-berlin.de/bizer/bsbm/v01/instances/ProductType24&gt; .  ?product bsbm:productFeature  &lt;http://www4.wiwiss.fu-berlin.de/bizer/bsbm/v01/instances/ProductFeature139&gt; .  ?product bsbm:productFeature   &lt;http://www4.wiwiss.fu-berlin.de/bizer/bsbm/v01/instances/ProductFeature137&gt; .  ?product bsbm:productPropertyTextual1 ?propertyTextual .  ?product bsbm:productPropertyNumeric1 ?p1 .  FILTER ( ?p1 &gt;  10 )  } UNION {  ?product rdfs:label ?label .  ?product rdf:type   &lt;http://www4.wiwiss.fu-berlin.de/bizer/bsbm/v01/instances/ProductType24&gt; .  ?product bsbm:productFeature   &lt;http://www4.wiwiss.fu-berlin.de/bizer/bsbm/v01/instances/ProductFeature139&gt; .  ?product bsbm:productFeature   &lt;http://www4.wiwiss.fu-berlin.de/bizer/bsbm/v01/instances/ProductFeature79&gt; .  ?product bsbm:productPropertyTextual1 ?propertyTextual .  ?product bsbm:productPropertyNumeric2 ?p2 .  FILTER ( ?p2 &gt;  300 )   }  }" calcext:value-type="string">
            <text:p>PREFIX bsbm-inst: &lt;http://www4.wiwiss.fu-berlin.de/bizer/bsbm/v01/instances/&gt; PREFIX bsbm: &lt;http://www4.wiwiss.fu-berlin.de/bizer/bsbm/v01/vocabulary/&gt; PREFIX rdfs: &lt;http://www.w3.org/2000/01/rdf-schema#&gt; PREFIX rdf: &lt;http://www.w3.org/1999/02/22-rdf-syntax-ns#&gt; <text:s/>SELECT <text:s/>?product ?label ?propertyTextual WHERE { <text:s/>{ <text:s text:c="2"/>?product rdfs:label ?label . <text:s/>?product rdf:type <text:s/>&lt;http://www4.wiwiss.fu-berlin.de/bizer/bsbm/v01/instances/ProductType24&gt; . <text:s/>?product bsbm:productFeature <text:s/>&lt;http://www4.wiwiss.fu-berlin.de/bizer/bsbm/v01/instances/ProductFeature139&gt; . <text:s/>?product bsbm:productFeature <text:s text:c="2"/>&lt;http://www4.wiwiss.fu-berlin.de/bizer/bsbm/v01/instances/ProductFeature137&gt; . <text:s/>?product bsbm:productPropertyTextual1 ?propertyTextual . <text:s/>?product bsbm:productPropertyNumeric1 ?p1 . <text:s/>FILTER ( ?p1 &gt; <text:s/>10 ) <text:s/>} UNION { <text:s/>?product rdfs:label ?label . <text:s/>?product rdf:type <text:s text:c="2"/>&lt;http://www4.wiwiss.fu-berlin.de/bizer/bsbm/v01/instances/ProductType24&gt; . <text:s/>?product bsbm:productFeature <text:s text:c="2"/>&lt;http://www4.wiwiss.fu-berlin.de/bizer/bsbm/v01/instances/ProductFeature139&gt; . <text:s/>?product bsbm:productFeature <text:s text:c="2"/>&lt;http://www4.wiwiss.fu-berlin.de/bizer/bsbm/v01/instances/ProductFeature79&gt; . <text:s/>?product bsbm:productPropertyTextual1 ?propertyTextual . <text:s/>?product bsbm:productPropertyNumeric2 ?p2 . <text:s/>FILTER ( ?p2 &gt; <text:s/>300 ) <text:s text:c="2"/>} <text:s/>}</text:p>
          </table:table-cell>
        </table:table-row>
      </table:table>
      <table:table table:name="Query 5" table:style-name="ta1"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Query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IPLE</text:p>
          </table:table-cell>
          <table:table-cell office:value-type="string" calcext:value-type="string">
            <text:p>PRODOTTI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Memcpy</text:p>
          </table:table-cell>
          <table:table-cell office:value-type="string" calcext:value-type="string">
            <text:p>DEHASH</text:p>
          </table:table-cell>
          <table:table-cell office:value-type="string" calcext:value-type="string">
            <text:p>JRDFOX</text:p>
          </table:table-cell>
          <table:table-cell/>
          <table:table-cell office:value-type="string" calcext:value-type="string">
            <text:p>Product</text:p>
          </table:table-cell>
          <table:table-cell office:value-type="string" calcext:value-type="string">
            <text:p>output valu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float" office:value="40177" calcext:value-type="float">
            <text:p>40177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PREFIX rdfs: &lt;http://www.w3.org/2000/01/rdf-schema#&gt; PREFIX rdf: &lt;http://www.w3.org/1999/02/22-rdf-syntax-ns#&gt; PREFIX bsbm: &lt;http://www4.wiwiss.fu-berlin.de/bizer/bsbm/v01/vocabulary/&gt; <text:s/>SELECT ?product ?productLabel WHERE { <text:s text:c="2"/>?product rdfs:label ?productLabel . <text:s/>FILTER ( &lt;http://www4.wiwiss.fu-berlin.de/bizer/bsbm/v01/instances/dataFromProducer1/Product1&gt;!= ?product) <text:s text:c="2"/>&lt;http://www4.wiwiss.fu-berlin.de/bizer/bsbm/v01/instances/dataFromProducer1/Product1&gt;bsbm:productFeature ?prodFeature . <text:s/>?product bsbm:productFeature ?prodFeature . <text:s text:c="2"/>&lt;http://www4.wiwiss.fu-berlin.de/bizer/bsbm/v01/instances/dataFromProducer1/Product1&gt;bsbm:productPropertyNumeric1 ?origProperty1 . <text:s/>?product bsbm:productPropertyNumeric1 ?simProperty1 . <text:s/>FILTER (?simProperty1 &lt; (?origProperty1 + 120) &amp;&amp; ?simProperty1 &gt; (?origProperty1 – 120)) <text:s/>&lt;http://www4.wiwiss.fu-berlin.de/bizer/bsbm/v01/instances/dataFromProducer1/Product1&gt;bsbm:productPropertyNumeric2 ?origProperty2 . <text:s/>?product bsbm:productPropertyNumeric2 ?simProperty2 . <text:s/>FILTER (?simProperty2 &lt; (?origProperty2 + 170) &amp;&amp; ?simProperty2 &gt; (?origProperty2 – 170)) }</text:p>
          </table:table-cell>
        </table:table-row>
        <table:table-row table:style-name="ro1">
          <table:table-cell office:value-type="float" office:value="75150" calcext:value-type="float">
            <text:p>75150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PREFIX rdfs: &lt;http://www.w3.org/2000/01/rdf-schema#&gt; PREFIX rdf: &lt;http://www.w3.org/1999/02/22-rdf-syntax-ns#&gt; PREFIX bsbm: &lt;http://www4.wiwiss.fu-berlin.de/bizer/bsbm/v01/vocabulary/&gt; <text:s/>SELECT ?product ?productLabel WHERE { <text:s text:c="2"/>?product rdfs:label ?productLabel . <text:s/>FILTER ( &lt;http://www4.wiwiss.fu-berlin.de/bizer/bsbm/v01/instances/dataFromProducer1/Product1&gt;!= ?product) <text:s text:c="2"/>&lt;http://www4.wiwiss.fu-berlin.de/bizer/bsbm/v01/instances/dataFromProducer1/Product1&gt;bsbm:productFeature ?prodFeature . <text:s/>?product bsbm:productFeature ?prodFeature . <text:s text:c="2"/>&lt;http://www4.wiwiss.fu-berlin.de/bizer/bsbm/v01/instances/dataFromProducer1/Product1&gt;bsbm:productPropertyNumeric1 ?origProperty1 . <text:s/>?product bsbm:productPropertyNumeric1 ?simProperty1 . <text:s/>FILTER (?simProperty1 &lt; (?origProperty1 + 120) &amp;&amp; ?simProperty1 &gt; (?origProperty1 – 120)) <text:s/>&lt;http://www4.wiwiss.fu-berlin.de/bizer/bsbm/v01/instances/dataFromProducer1/Product1&gt;bsbm:productPropertyNumeric2 ?origProperty2 . <text:s/>?product bsbm:productPropertyNumeric2 ?simProperty2 . <text:s/>FILTER (?simProperty2 &lt; (?origProperty2 + 170) &amp;&amp; ?simProperty2 &gt; (?origProperty2 – 170)) }</text:p>
          </table:table-cell>
        </table:table-row>
        <table:table-row table:style-name="ro1">
          <table:table-cell office:value-type="float" office:value="115387" calcext:value-type="float">
            <text:p>115387</text:p>
          </table:table-cell>
          <table:table-cell office:value-type="float" office:value="300" calcext:value-type="float">
            <text:p>3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PREFIX rdfs: &lt;http://www.w3.org/2000/01/rdf-schema#&gt; PREFIX rdf: &lt;http://www.w3.org/1999/02/22-rdf-syntax-ns#&gt; PREFIX bsbm: &lt;http://www4.wiwiss.fu-berlin.de/bizer/bsbm/v01/vocabulary/&gt; <text:s/>SELECT ?product ?productLabel WHERE { <text:s text:c="2"/>?product rdfs:label ?productLabel . <text:s/>FILTER ( &lt;http://www4.wiwiss.fu-berlin.de/bizer/bsbm/v01/instances/dataFromProducer1/Product1&gt;!= ?product) <text:s text:c="2"/>&lt;http://www4.wiwiss.fu-berlin.de/bizer/bsbm/v01/instances/dataFromProducer1/Product1&gt;bsbm:productFeature ?prodFeature . <text:s/>?product bsbm:productFeature ?prodFeature . <text:s text:c="2"/>&lt;http://www4.wiwiss.fu-berlin.de/bizer/bsbm/v01/instances/dataFromProducer1/Product1&gt;bsbm:productPropertyNumeric1 ?origProperty1 . <text:s/>?product bsbm:productPropertyNumeric1 ?simProperty1 . <text:s/>FILTER (?simProperty1 &lt; (?origProperty1 + 120) &amp;&amp; ?simProperty1 &gt; (?origProperty1 – 120)) <text:s/>&lt;http://www4.wiwiss.fu-berlin.de/bizer/bsbm/v01/instances/dataFromProducer1/Product1&gt;bsbm:productPropertyNumeric2 ?origProperty2 . <text:s/>?product bsbm:productPropertyNumeric2 ?simProperty2 . <text:s/>FILTER (?simProperty2 &lt; (?origProperty2 + 170) &amp;&amp; ?simProperty2 &gt; (?origProperty2 – 170)) }</text:p>
          </table:table-cell>
        </table:table-row>
        <table:table-row table:style-name="ro1">
          <table:table-cell office:value-type="float" office:value="155249" calcext:value-type="float">
            <text:p>155249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PREFIX rdfs: &lt;http://www.w3.org/2000/01/rdf-schema#&gt; PREFIX rdf: &lt;http://www.w3.org/1999/02/22-rdf-syntax-ns#&gt; PREFIX bsbm: &lt;http://www4.wiwiss.fu-berlin.de/bizer/bsbm/v01/vocabulary/&gt; <text:s/>SELECT ?product ?productLabel WHERE { <text:s text:c="2"/>?product rdfs:label ?productLabel . <text:s/>FILTER ( &lt;http://www4.wiwiss.fu-berlin.de/bizer/bsbm/v01/instances/dataFromProducer1/Product1&gt;!= ?product) <text:s text:c="2"/>&lt;http://www4.wiwiss.fu-berlin.de/bizer/bsbm/v01/instances/dataFromProducer1/Product1&gt;bsbm:productFeature ?prodFeature . <text:s/>?product bsbm:productFeature ?prodFeature . <text:s text:c="2"/>&lt;http://www4.wiwiss.fu-berlin.de/bizer/bsbm/v01/instances/dataFromProducer1/Product1&gt;bsbm:productPropertyNumeric1 ?origProperty1 . <text:s/>?product bsbm:productPropertyNumeric1 ?simProperty1 . <text:s/>FILTER (?simProperty1 &lt; (?origProperty1 + 120) &amp;&amp; ?simProperty1 &gt; (?origProperty1 – 120)) <text:s/>&lt;http://www4.wiwiss.fu-berlin.de/bizer/bsbm/v01/instances/dataFromProducer1/Product1&gt;bsbm:productPropertyNumeric2 ?origProperty2 . <text:s/>?product bsbm:productPropertyNumeric2 ?simProperty2 . <text:s/>FILTER (?simProperty2 &lt; (?origProperty2 + 170) &amp;&amp; ?simProperty2 &gt; (?origProperty2 – 170)) }</text:p>
          </table:table-cell>
        </table:table-row>
        <table:table-row table:style-name="ro1">
          <table:table-cell office:value-type="float" office:value="190496" calcext:value-type="float">
            <text:p>190496</text:p>
          </table:table-cell>
          <table:table-cell office:value-type="float" office:value="500" calcext:value-type="float">
            <text:p>5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PREFIX rdfs: &lt;http://www.w3.org/2000/01/rdf-schema#&gt; PREFIX rdf: &lt;http://www.w3.org/1999/02/22-rdf-syntax-ns#&gt; PREFIX bsbm: &lt;http://www4.wiwiss.fu-berlin.de/bizer/bsbm/v01/vocabulary/&gt; <text:s/>SELECT ?product ?productLabel WHERE { <text:s text:c="2"/>?product rdfs:label ?productLabel . <text:s/>FILTER ( &lt;http://www4.wiwiss.fu-berlin.de/bizer/bsbm/v01/instances/dataFromProducer1/Product1&gt;!= ?product) <text:s text:c="2"/>&lt;http://www4.wiwiss.fu-berlin.de/bizer/bsbm/v01/instances/dataFromProducer1/Product1&gt;bsbm:productFeature ?prodFeature . <text:s/>?product bsbm:productFeature ?prodFeature . <text:s text:c="2"/>&lt;http://www4.wiwiss.fu-berlin.de/bizer/bsbm/v01/instances/dataFromProducer1/Product1&gt;bsbm:productPropertyNumeric1 ?origProperty1 . <text:s/>?product bsbm:productPropertyNumeric1 ?simProperty1 . <text:s/>FILTER (?simProperty1 &lt; (?origProperty1 + 120) &amp;&amp; ?simProperty1 &gt; (?origProperty1 – 120)) <text:s/>&lt;http://www4.wiwiss.fu-berlin.de/bizer/bsbm/v01/instances/dataFromProducer1/Product1&gt;bsbm:productPropertyNumeric2 ?origProperty2 . <text:s/>?product bsbm:productPropertyNumeric2 ?simProperty2 . <text:s/>FILTER (?simProperty2 &lt; (?origProperty2 + 170) &amp;&amp; ?simProperty2 &gt; (?origProperty2 – 170)) }</text:p>
          </table:table-cell>
        </table:table-row>
        <table:table-row table:style-name="ro1">
          <table:table-cell office:value-type="float" office:value="225784" calcext:value-type="float">
            <text:p>225784</text:p>
          </table:table-cell>
          <table:table-cell office:value-type="float" office:value="600" calcext:value-type="float">
            <text:p>6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PREFIX rdfs: &lt;http://www.w3.org/2000/01/rdf-schema#&gt; PREFIX rdf: &lt;http://www.w3.org/1999/02/22-rdf-syntax-ns#&gt; PREFIX bsbm: &lt;http://www4.wiwiss.fu-berlin.de/bizer/bsbm/v01/vocabulary/&gt; <text:s/>SELECT ?product ?productLabel WHERE { <text:s text:c="2"/>?product rdfs:label ?productLabel . <text:s/>FILTER ( &lt;http://www4.wiwiss.fu-berlin.de/bizer/bsbm/v01/instances/dataFromProducer1/Product1&gt;!= ?product) <text:s text:c="2"/>&lt;http://www4.wiwiss.fu-berlin.de/bizer/bsbm/v01/instances/dataFromProducer1/Product1&gt;bsbm:productFeature ?prodFeature . <text:s/>?product bsbm:productFeature ?prodFeature . <text:s text:c="2"/>&lt;http://www4.wiwiss.fu-berlin.de/bizer/bsbm/v01/instances/dataFromProducer1/Product1&gt;bsbm:productPropertyNumeric1 ?origProperty1 . <text:s/>?product bsbm:productPropertyNumeric1 ?simProperty1 . <text:s/>FILTER (?simProperty1 &lt; (?origProperty1 + 120) &amp;&amp; ?simProperty1 &gt; (?origProperty1 – 120)) <text:s/>&lt;http://www4.wiwiss.fu-berlin.de/bizer/bsbm/v01/instances/dataFromProducer1/Product1&gt;bsbm:productPropertyNumeric2 ?origProperty2 . <text:s/>?product bsbm:productPropertyNumeric2 ?simProperty2 . <text:s/>FILTER (?simProperty2 &lt; (?origProperty2 + 170) &amp;&amp; ?simProperty2 &gt; (?origProperty2 – 170)) }</text:p>
          </table:table-cell>
        </table:table-row>
        <table:table-row table:style-name="ro1">
          <table:table-cell office:value-type="float" office:value="260922" calcext:value-type="float">
            <text:p>260922</text:p>
          </table:table-cell>
          <table:table-cell office:value-type="float" office:value="700" calcext:value-type="float">
            <text:p>7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PREFIX rdfs: &lt;http://www.w3.org/2000/01/rdf-schema#&gt; PREFIX rdf: &lt;http://www.w3.org/1999/02/22-rdf-syntax-ns#&gt; PREFIX bsbm: &lt;http://www4.wiwiss.fu-berlin.de/bizer/bsbm/v01/vocabulary/&gt; <text:s/>SELECT ?product ?productLabel WHERE { <text:s text:c="2"/>?product rdfs:label ?productLabel . <text:s/>FILTER ( &lt;http://www4.wiwiss.fu-berlin.de/bizer/bsbm/v01/instances/dataFromProducer1/Product1&gt;!= ?product) <text:s text:c="2"/>&lt;http://www4.wiwiss.fu-berlin.de/bizer/bsbm/v01/instances/dataFromProducer1/Product1&gt;bsbm:productFeature ?prodFeature . <text:s/>?product bsbm:productFeature ?prodFeature . <text:s text:c="2"/>&lt;http://www4.wiwiss.fu-berlin.de/bizer/bsbm/v01/instances/dataFromProducer1/Product1&gt;bsbm:productPropertyNumeric1 ?origProperty1 . <text:s/>?product bsbm:productPropertyNumeric1 ?simProperty1 . <text:s/>FILTER (?simProperty1 &lt; (?origProperty1 + 120) &amp;&amp; ?simProperty1 &gt; (?origProperty1 – 120)) <text:s/>&lt;http://www4.wiwiss.fu-berlin.de/bizer/bsbm/v01/instances/dataFromProducer1/Product1&gt;bsbm:productPropertyNumeric2 ?origProperty2 . <text:s/>?product bsbm:productPropertyNumeric2 ?simProperty2 . <text:s/>FILTER (?simProperty2 &lt; (?origProperty2 + 170) &amp;&amp; ?simProperty2 &gt; (?origProperty2 – 170)) }</text:p>
          </table:table-cell>
        </table:table-row>
        <table:table-row table:style-name="ro1">
          <table:table-cell office:value-type="float" office:value="296116" calcext:value-type="float">
            <text:p>296116</text:p>
          </table:table-cell>
          <table:table-cell office:value-type="float" office:value="800" calcext:value-type="float">
            <text:p>8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PREFIX rdfs: &lt;http://www.w3.org/2000/01/rdf-schema#&gt; PREFIX rdf: &lt;http://www.w3.org/1999/02/22-rdf-syntax-ns#&gt; PREFIX bsbm: &lt;http://www4.wiwiss.fu-berlin.de/bizer/bsbm/v01/vocabulary/&gt; <text:s/>SELECT ?product ?productLabel WHERE { <text:s text:c="2"/>?product rdfs:label ?productLabel . <text:s/>FILTER ( &lt;http://www4.wiwiss.fu-berlin.de/bizer/bsbm/v01/instances/dataFromProducer1/Product1&gt;!= ?product) <text:s text:c="2"/>&lt;http://www4.wiwiss.fu-berlin.de/bizer/bsbm/v01/instances/dataFromProducer1/Product1&gt;bsbm:productFeature ?prodFeature . <text:s/>?product bsbm:productFeature ?prodFeature . <text:s text:c="2"/>&lt;http://www4.wiwiss.fu-berlin.de/bizer/bsbm/v01/instances/dataFromProducer1/Product1&gt;bsbm:productPropertyNumeric1 ?origProperty1 . <text:s/>?product bsbm:productPropertyNumeric1 ?simProperty1 . <text:s/>FILTER (?simProperty1 &lt; (?origProperty1 + 120) &amp;&amp; ?simProperty1 &gt; (?origProperty1 – 120)) <text:s/>&lt;http://www4.wiwiss.fu-berlin.de/bizer/bsbm/v01/instances/dataFromProducer1/Product1&gt;bsbm:productPropertyNumeric2 ?origProperty2 . <text:s/>?product bsbm:productPropertyNumeric2 ?simProperty2 . <text:s/>FILTER (?simProperty2 &lt; (?origProperty2 + 170) &amp;&amp; ?simProperty2 &gt; (?origProperty2 – 170)) }</text:p>
          </table:table-cell>
        </table:table-row>
      </table:table>
      <table:table table:name="Query 7" table:style-name="ta1">
        <table:table-column table:style-name="co1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Query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IPLE</text:p>
          </table:table-cell>
          <table:table-cell office:value-type="string" calcext:value-type="string">
            <text:p>PRODOTTI</text:p>
          </table:table-cell>
          <table:table-cell office:value-type="string" calcext:value-type="string">
            <text:p>CUDA</text:p>
          </table:table-cell>
          <table:table-cell office:value-type="string" calcext:value-type="string">
            <text:p>JRDFOX</text:p>
          </table:table-cell>
          <table:table-cell table:number-columns-repeated="3"/>
          <table:table-cell office:value-type="string" calcext:value-type="string">
            <text:p>PRODUCT</text:p>
          </table:table-cell>
          <table:table-cell office:value-type="string" calcext:value-type="string">
            <text:p>output valu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float" office:value="40177" calcext:value-type="float">
            <text:p>40177</text:p>
          </table:table-cell>
          <table:table-cell office:value-type="float" office:value="100" calcext:value-type="float">
            <text:p>100</text:p>
          </table:table-cell>
          <table:table-cell office:value-type="float" office:value="9.88" calcext:value-type="float">
            <text:p>9,88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150" calcext:value-type="float">
            <text:p>75150</text:p>
          </table:table-cell>
          <table:table-cell office:value-type="float" office:value="200" calcext:value-type="float">
            <text:p>200</text:p>
          </table:table-cell>
          <table:table-cell office:value-type="float" office:value="11.24" calcext:value-type="float">
            <text:p>11,24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387" calcext:value-type="float">
            <text:p>115387</text:p>
          </table:table-cell>
          <table:table-cell office:value-type="float" office:value="300" calcext:value-type="float">
            <text:p>300</text:p>
          </table:table-cell>
          <table:table-cell office:value-type="float" office:value="13.89" calcext:value-type="float">
            <text:p>13,8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5249" calcext:value-type="float">
            <text:p>155249</text:p>
          </table:table-cell>
          <table:table-cell office:value-type="float" office:value="400" calcext:value-type="float">
            <text:p>400</text:p>
          </table:table-cell>
          <table:table-cell office:value-type="float" office:value="14.99" calcext:value-type="float">
            <text:p>14,9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90496" calcext:value-type="float">
            <text:p>190496</text:p>
          </table:table-cell>
          <table:table-cell office:value-type="float" office:value="500" calcext:value-type="float">
            <text:p>500</text:p>
          </table:table-cell>
          <table:table-cell office:value-type="float" office:value="15.52" calcext:value-type="float">
            <text:p>15,5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25784" calcext:value-type="float">
            <text:p>225784</text:p>
          </table:table-cell>
          <table:table-cell office:value-type="float" office:value="600" calcext:value-type="float">
            <text:p>600</text:p>
          </table:table-cell>
          <table:table-cell office:value-type="float" office:value="15.63" calcext:value-type="float">
            <text:p>15,6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60922" calcext:value-type="float">
            <text:p>260922</text:p>
          </table:table-cell>
          <table:table-cell office:value-type="float" office:value="700" calcext:value-type="float">
            <text:p>700</text:p>
          </table:table-cell>
          <table:table-cell office:value-type="float" office:value="15.67" calcext:value-type="float">
            <text:p>15,67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116" calcext:value-type="float">
            <text:p>296116</text:p>
          </table:table-cell>
          <table:table-cell office:value-type="float" office:value="800" calcext:value-type="float">
            <text:p>800</text:p>
          </table:table-cell>
          <table:table-cell office:value-type="float" office:value="15.55" calcext:value-type="float">
            <text:p>15,5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table table:name="Query 8" table:style-name="ta1">
        <table:table-column table:style-name="co1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Query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IPLE</text:p>
          </table:table-cell>
          <table:table-cell office:value-type="string" calcext:value-type="string">
            <text:p>PRODOTTI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Memcpy</text:p>
          </table:table-cell>
          <table:table-cell office:value-type="string" calcext:value-type="string">
            <text:p>DEHASH</text:p>
          </table:table-cell>
          <table:table-cell office:value-type="string" calcext:value-type="string">
            <text:p>JRDFOX</text:p>
          </table:table-cell>
          <table:table-cell/>
          <table:table-cell office:value-type="string" calcext:value-type="string">
            <text:p>product</text:p>
          </table:table-cell>
          <table:table-cell office:value-type="string" calcext:value-type="string">
            <text:p>output valu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float" office:value="40177" calcext:value-type="float">
            <text:p>40177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150" calcext:value-type="float">
            <text:p>75150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387" calcext:value-type="float">
            <text:p>115387</text:p>
          </table:table-cell>
          <table:table-cell office:value-type="float" office:value="300" calcext:value-type="float">
            <text:p>3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5249" calcext:value-type="float">
            <text:p>155249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90496" calcext:value-type="float">
            <text:p>190496</text:p>
          </table:table-cell>
          <table:table-cell office:value-type="float" office:value="500" calcext:value-type="float">
            <text:p>5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25784" calcext:value-type="float">
            <text:p>225784</text:p>
          </table:table-cell>
          <table:table-cell office:value-type="float" office:value="600" calcext:value-type="float">
            <text:p>6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60922" calcext:value-type="float">
            <text:p>260922</text:p>
          </table:table-cell>
          <table:table-cell office:value-type="float" office:value="700" calcext:value-type="float">
            <text:p>70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116" calcext:value-type="float">
            <text:p>296116</text:p>
          </table:table-cell>
          <table:table-cell office:value-type="float" office:value="800" calcext:value-type="float">
            <text:p>8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table table:name="Query 10" table:style-name="ta1">
        <table:table-column table:style-name="co1" table:number-columns-repeated="16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Query 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RIPLE</text:p>
          </table:table-cell>
          <table:table-cell office:value-type="string" calcext:value-type="string">
            <text:p>PRODOTTI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Memcpy</text:p>
          </table:table-cell>
          <table:table-cell office:value-type="string" calcext:value-type="string">
            <text:p>DEHASH</text:p>
          </table:table-cell>
          <table:table-cell office:value-type="string" calcext:value-type="string">
            <text:p>JRDFOX</text:p>
          </table:table-cell>
          <table:table-cell/>
          <table:table-cell office:value-type="string" calcext:value-type="string">
            <text:p>Product</text:p>
          </table:table-cell>
          <table:table-cell office:value-type="string" calcext:value-type="string">
            <text:p>output value</text:p>
          </table:table-cell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1">
          <table:table-cell office:value-type="float" office:value="40177" calcext:value-type="float">
            <text:p>40177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?offer bsbm:deliveryDays ?deliveryDays . </text:p>
          </table:table-cell>
          <table:table-cell office:value-type="string" calcext:value-type="string">
            <text:p>FILTER (?deliveryDays &lt;= 3) </text:p>
          </table:table-cell>
          <table:table-cell office:value-type="string" calcext:value-type="string">
            <text:p>?offer bsbm:price ?price . <text:s/>?offer bsbm:validTo ?date <text:s/>}</text:p>
          </table:table-cell>
        </table:table-row>
        <table:table-row table:style-name="ro1">
          <table:table-cell office:value-type="float" office:value="75150" calcext:value-type="float">
            <text:p>75150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?offer bsbm:deliveryDays ?deliveryDays . </text:p>
          </table:table-cell>
          <table:table-cell office:value-type="string" calcext:value-type="string">
            <text:p>FILTER (?deliveryDays &lt;= 3) </text:p>
          </table:table-cell>
          <table:table-cell office:value-type="string" calcext:value-type="string">
            <text:p>?offer bsbm:price ?price . <text:s/>?offer bsbm:validTo ?date <text:s/>}</text:p>
          </table:table-cell>
        </table:table-row>
        <table:table-row table:style-name="ro1">
          <table:table-cell office:value-type="float" office:value="115387" calcext:value-type="float">
            <text:p>115387</text:p>
          </table:table-cell>
          <table:table-cell office:value-type="float" office:value="300" calcext:value-type="float">
            <text:p>3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?offer bsbm:deliveryDays ?deliveryDays . </text:p>
          </table:table-cell>
          <table:table-cell office:value-type="string" calcext:value-type="string">
            <text:p>FILTER (?deliveryDays &lt;= 3) </text:p>
          </table:table-cell>
          <table:table-cell office:value-type="string" calcext:value-type="string">
            <text:p>?offer bsbm:price ?price . <text:s/>?offer bsbm:validTo ?date <text:s/>}</text:p>
          </table:table-cell>
        </table:table-row>
        <table:table-row table:style-name="ro1">
          <table:table-cell office:value-type="float" office:value="155249" calcext:value-type="float">
            <text:p>155249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?offer bsbm:deliveryDays ?deliveryDays . </text:p>
          </table:table-cell>
          <table:table-cell office:value-type="string" calcext:value-type="string">
            <text:p>FILTER (?deliveryDays &lt;= 3) </text:p>
          </table:table-cell>
          <table:table-cell office:value-type="string" calcext:value-type="string">
            <text:p>?offer bsbm:price ?price . <text:s/>?offer bsbm:validTo ?date <text:s/>}</text:p>
          </table:table-cell>
        </table:table-row>
        <table:table-row table:style-name="ro1">
          <table:table-cell office:value-type="float" office:value="190496" calcext:value-type="float">
            <text:p>190496</text:p>
          </table:table-cell>
          <table:table-cell office:value-type="float" office:value="500" calcext:value-type="float">
            <text:p>5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?offer bsbm:deliveryDays ?deliveryDays . </text:p>
          </table:table-cell>
          <table:table-cell office:value-type="string" calcext:value-type="string">
            <text:p>FILTER (?deliveryDays &lt;= 3) </text:p>
          </table:table-cell>
          <table:table-cell office:value-type="string" calcext:value-type="string">
            <text:p>?offer bsbm:price ?price . <text:s/>?offer bsbm:validTo ?date <text:s/>}</text:p>
          </table:table-cell>
        </table:table-row>
        <table:table-row table:style-name="ro1">
          <table:table-cell office:value-type="float" office:value="225784" calcext:value-type="float">
            <text:p>225784</text:p>
          </table:table-cell>
          <table:table-cell office:value-type="float" office:value="600" calcext:value-type="float">
            <text:p>6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?offer bsbm:deliveryDays ?deliveryDays . </text:p>
          </table:table-cell>
          <table:table-cell office:value-type="string" calcext:value-type="string">
            <text:p>FILTER (?deliveryDays &lt;= 3) </text:p>
          </table:table-cell>
          <table:table-cell office:value-type="string" calcext:value-type="string">
            <text:p>?offer bsbm:price ?price . <text:s/>?offer bsbm:validTo ?date <text:s/>}</text:p>
          </table:table-cell>
        </table:table-row>
        <table:table-row table:style-name="ro1">
          <table:table-cell office:value-type="float" office:value="260922" calcext:value-type="float">
            <text:p>260922</text:p>
          </table:table-cell>
          <table:table-cell office:value-type="float" office:value="700" calcext:value-type="float">
            <text:p>7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?offer bsbm:deliveryDays ?deliveryDays . </text:p>
          </table:table-cell>
          <table:table-cell office:value-type="string" calcext:value-type="string">
            <text:p>FILTER (?deliveryDays &lt;= 3) </text:p>
          </table:table-cell>
          <table:table-cell office:value-type="string" calcext:value-type="string">
            <text:p>?offer bsbm:price ?price . <text:s/>?offer bsbm:validTo ?date <text:s/>}</text:p>
          </table:table-cell>
        </table:table-row>
        <table:table-row table:style-name="ro1">
          <table:table-cell office:value-type="float" office:value="296116" calcext:value-type="float">
            <text:p>296116</text:p>
          </table:table-cell>
          <table:table-cell office:value-type="float" office:value="800" calcext:value-type="float">
            <text:p>8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Query 11" table:style-name="ta1">
        <table:table-column table:style-name="co1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Query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IPLE</text:p>
          </table:table-cell>
          <table:table-cell office:value-type="string" calcext:value-type="string">
            <text:p>PRODOTTI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Memcpy</text:p>
          </table:table-cell>
          <table:table-cell office:value-type="string" calcext:value-type="string">
            <text:p>DEHASH</text:p>
          </table:table-cell>
          <table:table-cell office:value-type="string" calcext:value-type="string">
            <text:p>JRDFOX</text:p>
          </table:table-cell>
          <table:table-cell/>
          <table:table-cell office:value-type="string" calcext:value-type="string">
            <text:p>OFFER</text:p>
          </table:table-cell>
          <table:table-cell office:value-type="string" calcext:value-type="string">
            <text:p>output valu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float" office:value="40177" calcext:value-type="float">
            <text:p>40177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5150" calcext:value-type="float">
            <text:p>75150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5387" calcext:value-type="float">
            <text:p>115387</text:p>
          </table:table-cell>
          <table:table-cell office:value-type="float" office:value="300" calcext:value-type="float">
            <text:p>3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55249" calcext:value-type="float">
            <text:p>155249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90496" calcext:value-type="float">
            <text:p>190496</text:p>
          </table:table-cell>
          <table:table-cell office:value-type="float" office:value="500" calcext:value-type="float">
            <text:p>5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25784" calcext:value-type="float">
            <text:p>225784</text:p>
          </table:table-cell>
          <table:table-cell office:value-type="float" office:value="600" calcext:value-type="float">
            <text:p>6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60922" calcext:value-type="float">
            <text:p>260922</text:p>
          </table:table-cell>
          <table:table-cell office:value-type="float" office:value="700" calcext:value-type="float">
            <text:p>7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96116" calcext:value-type="float">
            <text:p>296116</text:p>
          </table:table-cell>
          <table:table-cell office:value-type="float" office:value="800" calcext:value-type="float">
            <text:p>8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Query 12" table:style-name="ta1">
        <table:table-column table:style-name="co1" table:number-columns-repeated="10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Query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IPLE</text:p>
          </table:table-cell>
          <table:table-cell office:value-type="string" calcext:value-type="string">
            <text:p>PRODOTTI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Memcpy</text:p>
          </table:table-cell>
          <table:table-cell office:value-type="string" calcext:value-type="string">
            <text:p>DEHASH</text:p>
          </table:table-cell>
          <table:table-cell office:value-type="string" calcext:value-type="string">
            <text:p>JRDFOX</text:p>
          </table:table-cell>
          <table:table-cell/>
          <table:table-cell office:value-type="string" calcext:value-type="string">
            <text:p>Offer</text:p>
          </table:table-cell>
          <table:table-cell office:value-type="string" calcext:value-type="string">
            <text:p>output valu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float" office:value="40177" calcext:value-type="float">
            <text:p>40177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150" calcext:value-type="float">
            <text:p>75150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387" calcext:value-type="float">
            <text:p>115387</text:p>
          </table:table-cell>
          <table:table-cell office:value-type="float" office:value="300" calcext:value-type="float">
            <text:p>3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5249" calcext:value-type="float">
            <text:p>155249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0496" calcext:value-type="float">
            <text:p>190496</text:p>
          </table:table-cell>
          <table:table-cell office:value-type="float" office:value="500" calcext:value-type="float">
            <text:p>5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5784" calcext:value-type="float">
            <text:p>225784</text:p>
          </table:table-cell>
          <table:table-cell office:value-type="float" office:value="600" calcext:value-type="float">
            <text:p>6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0922" calcext:value-type="float">
            <text:p>260922</text:p>
          </table:table-cell>
          <table:table-cell office:value-type="float" office:value="700" calcext:value-type="float">
            <text:p>7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116" calcext:value-type="float">
            <text:p>296116</text:p>
          </table:table-cell>
          <table:table-cell office:value-type="float" office:value="800" calcext:value-type="float">
            <text:p>8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0">00/00/0000</text:date>, <text:time style:data-style-name="N2" text:time-value="16:52:16.23536638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12:30:59.362060512</meta:creation-date>
    <dc:date>2016-11-20T17:40:32.571622586</dc:date>
    <meta:editing-duration>PT2H48M29S</meta:editing-duration>
    <meta:editing-cycles>22</meta:editing-cycles>
    <meta:generator>LibreOffice/5.1.4.2$Linux_X86_64 LibreOffice_project/10m0$Build-2</meta:generator>
    <meta:document-statistic meta:table-count="10" meta:cell-count="62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23cm" svg:y="0.316cm" chart:style-name="ch2">
          <text:p>Query 3</text:p>
        </chart:title>
        <chart:legend chart:legend-position="end" svg:x="13.28cm" svg:y="3.952cm" style:legend-expansion="high" chart:style-name="ch3"/>
        <chart:plot-area chart:style-name="ch4" table:cell-range-address="'Query 3'.B5:'Query 3'.D13" chart:data-source-has-labels="both" svg:x="1.331cm" svg:y="1.275cm" svg:width="11.629cm" svg:height="6.564cm">
          <chartooo:coordinate-region svg:x="1.767cm" svg:y="1.474cm" svg:width="10.728cm" svg:height="5.718cm"/>
          <chart:axis chart:dimension="x" chart:name="primary-x" chart:style-name="ch5" chartooo:axis-type="auto">
            <chartooo:date-scale/>
            <chart:title svg:x="6.096cm" svg:y="8.019cm" chart:style-name="ch6">
              <text:p>Product factor</text:p>
            </chart:title>
            <chart:categories table:cell-range-address="'Query 3'.B6:'Query 3'.B13"/>
          </chart:axis>
          <chart:axis chart:dimension="y" chart:name="primary-y" chart:style-name="ch5">
            <chart:title svg:x="0.451cm" svg:y="5.276cm" chart:style-name="ch7">
              <text:p>Time(ms)</text:p>
            </chart:title>
            <chart:grid chart:style-name="ch8" chart:class="major"/>
          </chart:axis>
          <chart:series chart:style-name="ch9" chart:values-cell-range-address="'Query 3'.C6:'Query 3'.C13" chart:label-cell-address="'Query 3'.C5:'Query 3'.C5" chart:class="chart:line">
            <chart:data-point chart:repeated="8"/>
          </chart:series>
          <chart:series chart:style-name="ch10" chart:values-cell-range-address="'Query 3'.D6:'Query 3'.D13" chart:label-cell-address="'Query 3'.D5:'Query 3'.D5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</text:p>
                <draw:g>
                  <svg:desc>'Query 3'.C5:'Query 3'.C5</svg:desc>
                </draw:g>
              </table:table-cell>
              <table:table-cell office:value-type="string">
                <text:p>JRDFOX</text:p>
                <draw:g>
                  <svg:desc>'Query 3'.D5:'Query 3'.D5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Query 3'.B6:'Query 3'.B13</svg:desc>
                </draw:g>
              </table:table-cell>
              <table:table-cell office:value-type="float" office:value="8.95">
                <text:p>8.95</text:p>
                <draw:g>
                  <svg:desc>'Query 3'.C6:'Query 3'.C13</svg:desc>
                </draw:g>
              </table:table-cell>
              <table:table-cell office:value-type="float" office:value="0.7">
                <text:p>0.7</text:p>
                <draw:g>
                  <svg:desc>'Query 3'.D6:'Query 3'.D13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.28">
                <text:p>7.2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.88">
                <text:p>7.88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7.67">
                <text:p>7.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8.32">
                <text:p>8.3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8.06">
                <text:p>8.06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8.27">
                <text:p>8.27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.05">
                <text:p>8.05</text:p>
              </table:table-cell>
              <table:table-cell office:value-type="float" office:value="1.81">
                <text:p>1.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23cm" svg:y="0.316cm" chart:style-name="ch2">
          <text:p>Query 2</text:p>
        </chart:title>
        <chart:legend chart:legend-position="end" svg:x="13.28cm" svg:y="3.952cm" style:legend-expansion="high" chart:style-name="ch3"/>
        <chart:plot-area chart:style-name="ch4" table:cell-range-address="'Query 2'.B7:'Query 2'.D15" chart:data-source-has-labels="both" svg:x="1.331cm" svg:y="1.275cm" svg:width="11.629cm" svg:height="6.564cm">
          <chartooo:coordinate-region svg:x="1.767cm" svg:y="1.474cm" svg:width="10.913cm" svg:height="5.718cm"/>
          <chart:axis chart:dimension="x" chart:name="primary-x" chart:style-name="ch5" chartooo:axis-type="auto">
            <chartooo:date-scale/>
            <chart:title svg:x="6.082cm" svg:y="8.019cm" chart:style-name="ch6">
              <text:p>Product Value</text:p>
            </chart:title>
            <chart:categories table:cell-range-address="'Query 2'.B8:'Query 2'.B15"/>
          </chart:axis>
          <chart:axis chart:dimension="y" chart:name="primary-y" chart:style-name="ch5">
            <chart:title svg:x="0.451cm" svg:y="5.276cm" chart:style-name="ch7">
              <text:p>Time(ms)</text:p>
            </chart:title>
            <chart:grid chart:style-name="ch8" chart:class="major"/>
          </chart:axis>
          <chart:series chart:style-name="ch9" chart:values-cell-range-address="'Query 2'.C8:'Query 2'.C15" chart:label-cell-address="'Query 2'.C7:'Query 2'.C7" chart:class="chart:line">
            <chart:data-point chart:repeated="8"/>
          </chart:series>
          <chart:series chart:style-name="ch10" chart:values-cell-range-address="'Query 2'.D8:'Query 2'.D15" chart:label-cell-address="'Query 2'.D7:'Query 2'.D7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</text:p>
                <draw:g>
                  <svg:desc>'Query 2'.C7:'Query 2'.C7</svg:desc>
                </draw:g>
              </table:table-cell>
              <table:table-cell office:value-type="string">
                <text:p>JRDFOX</text:p>
                <draw:g>
                  <svg:desc>'Query 2'.D7:'Query 2'.D7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Query 2'.B8:'Query 2'.B15</svg:desc>
                </draw:g>
              </table:table-cell>
              <table:table-cell office:value-type="float" office:value="7.03">
                <text:p>7.03</text:p>
                <draw:g>
                  <svg:desc>'Query 2'.C8:'Query 2'.C15</svg:desc>
                </draw:g>
              </table:table-cell>
              <table:table-cell office:value-type="float" office:value="0.7">
                <text:p>0.7</text:p>
                <draw:g>
                  <svg:desc>'Query 2'.D8:'Query 2'.D15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.14">
                <text:p>7.14</text:p>
              </table:table-cell>
              <table:table-cell office:value-type="float" office:value="0.885">
                <text:p>0.88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.59">
                <text:p>7.59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.34">
                <text:p>8.34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8.21">
                <text:p>8.21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8.36">
                <text:p>8.36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8.43">
                <text:p>8.43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.44">
                <text:p>8.44</text:p>
              </table:table-cell>
              <table:table-cell office:value-type="float" office:value="1.82">
                <text:p>1.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" chart:style-name="ch1">
        <chart:title svg:x="5.602cm" svg:y="0.316cm" chart:style-name="ch2">
          <text:p>Query-1 execution time</text:p>
        </chart:title>
        <chart:legend chart:legend-position="end" svg:x="13.28cm" svg:y="3.952cm" style:legend-expansion="high" chart:style-name="ch3"/>
        <chart:plot-area chart:style-name="ch4" table:cell-range-address="'Query 1'.A4:'Query 1'.A11 'Query 1'.C2:'Query 1'.D10" chart:data-source-has-labels="both" svg:x="1.331cm" svg:y="1.275cm" svg:width="11.629cm" svg:height="6.564cm">
          <chartooo:coordinate-region svg:x="1.767cm" svg:y="1.474cm" svg:width="10.609cm" svg:height="5.718cm"/>
          <chart:axis chart:dimension="x" chart:name="primary-x" chart:style-name="ch5" chartooo:axis-type="auto">
            <chartooo:date-scale/>
            <chart:title svg:x="6.373cm" svg:y="8.019cm" chart:style-name="ch6">
              <text:p>Store size</text:p>
            </chart:title>
            <chart:categories table:cell-range-address="'Query 1'.A4:'Query 1'.A11"/>
          </chart:axis>
          <chart:axis chart:dimension="y" chart:name="primary-y" chart:style-name="ch5">
            <chart:title svg:x="0.451cm" svg:y="5.276cm" chart:style-name="ch7">
              <text:p>Time(ms)</text:p>
            </chart:title>
            <chart:grid chart:style-name="ch8" chart:class="major"/>
          </chart:axis>
          <chart:series chart:style-name="ch9" chart:values-cell-range-address="'Query 1'.C3:'Query 1'.C10" chart:label-cell-address="'Query 1'.C2:'Query 1'.C2" chart:class="chart:line">
            <chart:data-point chart:repeated="8"/>
          </chart:series>
          <chart:series chart:style-name="ch10" chart:values-cell-range-address="'Query 1'.D3:'Query 1'.D10" chart:label-cell-address="'Query 1'.D2:'Query 1'.D2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</text:p>
                <draw:g>
                  <svg:desc>'Query 1'.C2:'Query 1'.C2</svg:desc>
                </draw:g>
              </table:table-cell>
              <table:table-cell office:value-type="string">
                <text:p>JRDFOX</text:p>
                <draw:g>
                  <svg:desc>'Query 1'.D2:'Query 1'.D2</svg:desc>
                </draw:g>
              </table:table-cell>
            </table:table-row>
          </table:table-header-rows>
          <table:table-rows>
            <table:table-row>
              <table:table-cell office:value-type="float" office:value="40177">
                <text:p>40177</text:p>
                <draw:g>
                  <svg:desc>'Query 1'.A4:'Query 1'.A11</svg:desc>
                </draw:g>
              </table:table-cell>
              <table:table-cell office:value-type="float" office:value="5.48">
                <text:p>5.48</text:p>
                <draw:g>
                  <svg:desc>'Query 1'.C3:'Query 1'.C10</svg:desc>
                </draw:g>
              </table:table-cell>
              <table:table-cell office:value-type="float" office:value="0.72">
                <text:p>0.72</text:p>
                <draw:g>
                  <svg:desc>'Query 1'.D3:'Query 1'.D10</svg:desc>
                </draw:g>
              </table:table-cell>
            </table:table-row>
            <table:table-row>
              <table:table-cell office:value-type="float" office:value="75150">
                <text:p>75150</text:p>
              </table:table-cell>
              <table:table-cell office:value-type="float" office:value="5.79">
                <text:p>5.79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115387">
                <text:p>115387</text:p>
              </table:table-cell>
              <table:table-cell office:value-type="float" office:value="6.15">
                <text:p>6.1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55249">
                <text:p>155249</text:p>
              </table:table-cell>
              <table:table-cell office:value-type="float" office:value="6.11">
                <text:p>6.1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190496">
                <text:p>190496</text:p>
              </table:table-cell>
              <table:table-cell office:value-type="float" office:value="5.87">
                <text:p>5.87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225784">
                <text:p>225784</text:p>
              </table:table-cell>
              <table:table-cell office:value-type="float" office:value="6.3">
                <text:p>6.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260922">
                <text:p>260922</text:p>
              </table:table-cell>
              <table:table-cell office:value-type="float" office:value="6.28">
                <text:p>6.2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296116">
                <text:p>296116</text:p>
              </table:table-cell>
              <table:table-cell office:value-type="float" office:value="6.66">
                <text:p>6.66</text:p>
              </table:table-cell>
              <table:table-cell office:value-type="float" office:value="1.442">
                <text:p>1.4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